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53.51pt" svg:height="255.09pt" svg:x="14.57pt" svg:y="421.48pt">
            <draw:object draw:notify-on-update-of-ranges="Sheet1.I6:Sheet1.I6 Sheet1.I7:Sheet1.I53 Sheet1.J6:Sheet1.J6 Sheet1.J7:Sheet1.J5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62.54pt" svg:y="682.72pt">
            <draw:object draw:notify-on-update-of-ranges="Sheet1.L6:Sheet1.L6 Sheet1.L7:Sheet1.L113 Sheet1.M6:Sheet1.M6 Sheet1.M7:Sheet1.M11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1" table:default-cell-style-name="Default"/>
        <table:table-column table:style-name="co1" table:number-columns-repeated="2" table:default-cell-style-name="ce1"/>
        <table:table-row table:style-name="ro1" table:number-rows-repeated="4">
          <table:table-cell table:number-columns-repeated="11"/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ay 2</text:p>
          </table:table-cell>
          <table:table-cell table:number-columns-repeated="2"/>
          <table:table-cell office:value-type="string" calcext:value-type="string">
            <text:p>Way 1</text:p>
          </table:table-cell>
          <table:table-cell table:number-columns-repeated="2"/>
          <table:table-cell office:value-type="string" calcext:value-type="string">
            <text:p>run1</text:p>
          </table:table-cell>
          <table:table-cell table:number-columns-repeated="2"/>
          <table:table-cell table:style-name="Default" office:value-type="string" calcext:value-type="string">
            <text:p>run2</text:p>
          </table:table-cell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/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/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/>
          <table:table-cell table:style-name="Default" office:value-type="string" calcext:value-type="string">
            <text:p>lat</text:p>
          </table:table-cell>
          <table:table-cell table:style-name="Default" office:value-type="string" calcext:value-type="string">
            <text:p>lon</text:p>
          </table:table-cell>
        </table:table-row>
        <table:table-row table:style-name="ro1">
          <table:table-cell table:number-columns-repeated="2"/>
          <table:table-cell table:style-name="ce1" office:value-type="float" office:value="3849.6587" calcext:value-type="float">
            <text:p>3849.6587</text:p>
          </table:table-cell>
          <table:table-cell table:style-name="ce1" office:value-type="float" office:value="7718.3476" calcext:value-type="float">
            <text:p>7718.3476</text:p>
          </table:table-cell>
          <table:table-cell/>
          <table:table-cell table:style-name="ce1" office:value-type="float" office:value="3849.669" calcext:value-type="float">
            <text:p>3849.669</text:p>
          </table:table-cell>
          <table:table-cell table:style-name="ce1" office:value-type="float" office:value="7718.3216" calcext:value-type="float">
            <text:p>7718.3216</text:p>
          </table:table-cell>
          <table:table-cell/>
          <table:table-cell table:style-name="ce1" office:value-type="float" office:value="3849.6678" calcext:value-type="float">
            <text:p>3849.6678</text:p>
          </table:table-cell>
          <table:table-cell table:style-name="ce1" office:value-type="float" office:value="7718.3193" calcext:value-type="float">
            <text:p>7718.3193</text:p>
          </table:table-cell>
          <table:table-cell/>
          <table:table-cell office:value-type="float" office:value="3849.6605" calcext:value-type="float">
            <text:p>3849.6605</text:p>
          </table:table-cell>
          <table:table-cell office:value-type="float" office:value="7718.3547" calcext:value-type="float">
            <text:p>7718.3547</text:p>
          </table:table-cell>
        </table:table-row>
        <table:table-row table:style-name="ro1">
          <table:table-cell table:number-columns-repeated="2"/>
          <table:table-cell table:style-name="ce1" office:value-type="float" office:value="3849.6578" calcext:value-type="float">
            <text:p>3849.6578</text:p>
          </table:table-cell>
          <table:table-cell table:style-name="ce1" office:value-type="float" office:value="7718.3482" calcext:value-type="float">
            <text:p>7718.3482</text:p>
          </table:table-cell>
          <table:table-cell/>
          <table:table-cell table:style-name="ce1" office:value-type="float" office:value="3849.6688" calcext:value-type="float">
            <text:p>3849.6688</text:p>
          </table:table-cell>
          <table:table-cell table:style-name="ce1" office:value-type="float" office:value="7718.3217" calcext:value-type="float">
            <text:p>7718.3217</text:p>
          </table:table-cell>
          <table:table-cell/>
          <table:table-cell table:style-name="ce1" office:value-type="float" office:value="3849.6677" calcext:value-type="float">
            <text:p>3849.6677</text:p>
          </table:table-cell>
          <table:table-cell table:style-name="ce1" office:value-type="float" office:value="7718.3196" calcext:value-type="float">
            <text:p>7718.3196</text:p>
          </table:table-cell>
          <table:table-cell/>
          <table:table-cell office:value-type="float" office:value="3849.6599" calcext:value-type="float">
            <text:p>3849.6599</text:p>
          </table:table-cell>
          <table:table-cell office:value-type="float" office:value="7718.355" calcext:value-type="float">
            <text:p>7718.355</text:p>
          </table:table-cell>
        </table:table-row>
        <table:table-row table:style-name="ro1">
          <table:table-cell table:number-columns-repeated="2"/>
          <table:table-cell table:style-name="ce1" office:value-type="float" office:value="3849.6565" calcext:value-type="float">
            <text:p>3849.6565</text:p>
          </table:table-cell>
          <table:table-cell table:style-name="ce1" office:value-type="float" office:value="7718.3478" calcext:value-type="float">
            <text:p>7718.3478</text:p>
          </table:table-cell>
          <table:table-cell/>
          <table:table-cell table:style-name="ce1" office:value-type="float" office:value="3849.6682" calcext:value-type="float">
            <text:p>3849.6682</text:p>
          </table:table-cell>
          <table:table-cell table:style-name="ce1" office:value-type="float" office:value="7718.3217" calcext:value-type="float">
            <text:p>7718.3217</text:p>
          </table:table-cell>
          <table:table-cell/>
          <table:table-cell table:style-name="ce1" office:value-type="float" office:value="3849.6671" calcext:value-type="float">
            <text:p>3849.6671</text:p>
          </table:table-cell>
          <table:table-cell table:style-name="ce1" office:value-type="float" office:value="7718.3199" calcext:value-type="float">
            <text:p>7718.3199</text:p>
          </table:table-cell>
          <table:table-cell/>
          <table:table-cell office:value-type="float" office:value="3849.6594" calcext:value-type="float">
            <text:p>3849.6594</text:p>
          </table:table-cell>
          <table:table-cell office:value-type="float" office:value="7718.3552" calcext:value-type="float">
            <text:p>7718.3552</text:p>
          </table:table-cell>
        </table:table-row>
        <table:table-row table:style-name="ro1">
          <table:table-cell table:number-columns-repeated="2"/>
          <table:table-cell table:style-name="ce1" office:value-type="float" office:value="3849.6567" calcext:value-type="float">
            <text:p>3849.6567</text:p>
          </table:table-cell>
          <table:table-cell table:style-name="ce1" office:value-type="float" office:value="7718.3475" calcext:value-type="float">
            <text:p>7718.3475</text:p>
          </table:table-cell>
          <table:table-cell/>
          <table:table-cell table:style-name="ce1" office:value-type="float" office:value="3849.6673" calcext:value-type="float">
            <text:p>3849.6673</text:p>
          </table:table-cell>
          <table:table-cell table:style-name="ce1" office:value-type="float" office:value="7718.3213" calcext:value-type="float">
            <text:p>7718.3213</text:p>
          </table:table-cell>
          <table:table-cell/>
          <table:table-cell table:style-name="ce1" office:value-type="float" office:value="3849.6676" calcext:value-type="float">
            <text:p>3849.6676</text:p>
          </table:table-cell>
          <table:table-cell table:style-name="ce1" office:value-type="float" office:value="7718.3202" calcext:value-type="float">
            <text:p>7718.3202</text:p>
          </table:table-cell>
          <table:table-cell/>
          <table:table-cell office:value-type="float" office:value="3849.6593" calcext:value-type="float">
            <text:p>3849.6593</text:p>
          </table:table-cell>
          <table:table-cell office:value-type="float" office:value="7718.3558" calcext:value-type="float">
            <text:p>7718.3558</text:p>
          </table:table-cell>
        </table:table-row>
        <table:table-row table:style-name="ro1">
          <table:table-cell table:number-columns-repeated="2"/>
          <table:table-cell table:style-name="ce1" office:value-type="float" office:value="3849.6567" calcext:value-type="float">
            <text:p>3849.6567</text:p>
          </table:table-cell>
          <table:table-cell table:style-name="ce1" office:value-type="float" office:value="7718.3469" calcext:value-type="float">
            <text:p>7718.3469</text:p>
          </table:table-cell>
          <table:table-cell/>
          <table:table-cell table:style-name="ce1" office:value-type="float" office:value="3849.6671" calcext:value-type="float">
            <text:p>3849.6671</text:p>
          </table:table-cell>
          <table:table-cell table:style-name="ce1" office:value-type="float" office:value="7718.3214" calcext:value-type="float">
            <text:p>7718.3214</text:p>
          </table:table-cell>
          <table:table-cell/>
          <table:table-cell table:style-name="ce1" office:value-type="float" office:value="3849.6667" calcext:value-type="float">
            <text:p>3849.6667</text:p>
          </table:table-cell>
          <table:table-cell table:style-name="ce1" office:value-type="float" office:value="7718.3203" calcext:value-type="float">
            <text:p>7718.3203</text:p>
          </table:table-cell>
          <table:table-cell/>
          <table:table-cell office:value-type="float" office:value="3849.658" calcext:value-type="float">
            <text:p>3849.658</text:p>
          </table:table-cell>
          <table:table-cell office:value-type="float" office:value="7718.356" calcext:value-type="float">
            <text:p>7718.356</text:p>
          </table:table-cell>
        </table:table-row>
        <table:table-row table:style-name="ro1">
          <table:table-cell table:number-columns-repeated="2"/>
          <table:table-cell table:style-name="ce1" office:value-type="float" office:value="3849.6568" calcext:value-type="float">
            <text:p>3849.6568</text:p>
          </table:table-cell>
          <table:table-cell table:style-name="ce1" office:value-type="float" office:value="7718.3463" calcext:value-type="float">
            <text:p>7718.3463</text:p>
          </table:table-cell>
          <table:table-cell/>
          <table:table-cell table:style-name="ce1" office:value-type="float" office:value="3849.667" calcext:value-type="float">
            <text:p>3849.667</text:p>
          </table:table-cell>
          <table:table-cell table:style-name="ce1" office:value-type="float" office:value="7718.3217" calcext:value-type="float">
            <text:p>7718.3217</text:p>
          </table:table-cell>
          <table:table-cell/>
          <table:table-cell table:style-name="ce1" office:value-type="float" office:value="3849.6662" calcext:value-type="float">
            <text:p>3849.6662</text:p>
          </table:table-cell>
          <table:table-cell table:style-name="ce1" office:value-type="float" office:value="7718.3207" calcext:value-type="float">
            <text:p>7718.3207</text:p>
          </table:table-cell>
          <table:table-cell/>
          <table:table-cell office:value-type="float" office:value="3849.6582" calcext:value-type="float">
            <text:p>3849.6582</text:p>
          </table:table-cell>
          <table:table-cell office:value-type="float" office:value="7718.3556" calcext:value-type="float">
            <text:p>7718.3556</text:p>
          </table:table-cell>
        </table:table-row>
        <table:table-row table:style-name="ro1">
          <table:table-cell table:number-columns-repeated="2"/>
          <table:table-cell table:style-name="ce1" office:value-type="float" office:value="3849.657" calcext:value-type="float">
            <text:p>3849.657</text:p>
          </table:table-cell>
          <table:table-cell table:style-name="ce1" office:value-type="float" office:value="7718.3461" calcext:value-type="float">
            <text:p>7718.3461</text:p>
          </table:table-cell>
          <table:table-cell/>
          <table:table-cell table:style-name="ce1" office:value-type="float" office:value="3849.6676" calcext:value-type="float">
            <text:p>3849.6676</text:p>
          </table:table-cell>
          <table:table-cell table:style-name="ce1" office:value-type="float" office:value="7718.3212" calcext:value-type="float">
            <text:p>7718.3212</text:p>
          </table:table-cell>
          <table:table-cell/>
          <table:table-cell table:style-name="ce1" office:value-type="float" office:value="3849.6667" calcext:value-type="float">
            <text:p>3849.6667</text:p>
          </table:table-cell>
          <table:table-cell table:style-name="ce1" office:value-type="float" office:value="7718.3219" calcext:value-type="float">
            <text:p>7718.3219</text:p>
          </table:table-cell>
          <table:table-cell/>
          <table:table-cell office:value-type="float" office:value="3849.6585" calcext:value-type="float">
            <text:p>3849.6585</text:p>
          </table:table-cell>
          <table:table-cell office:value-type="float" office:value="7718.3552" calcext:value-type="float">
            <text:p>7718.3552</text:p>
          </table:table-cell>
        </table:table-row>
        <table:table-row table:style-name="ro1">
          <table:table-cell table:number-columns-repeated="2"/>
          <table:table-cell table:style-name="ce1" office:value-type="float" office:value="3849.6575" calcext:value-type="float">
            <text:p>3849.6575</text:p>
          </table:table-cell>
          <table:table-cell table:style-name="ce1" office:value-type="float" office:value="7718.3459" calcext:value-type="float">
            <text:p>7718.3459</text:p>
          </table:table-cell>
          <table:table-cell/>
          <table:table-cell table:style-name="ce1" office:value-type="float" office:value="3849.6684" calcext:value-type="float">
            <text:p>3849.6684</text:p>
          </table:table-cell>
          <table:table-cell table:style-name="ce1" office:value-type="float" office:value="7718.321" calcext:value-type="float">
            <text:p>7718.321</text:p>
          </table:table-cell>
          <table:table-cell/>
          <table:table-cell table:style-name="ce1" office:value-type="float" office:value="3849.6656" calcext:value-type="float">
            <text:p>3849.6656</text:p>
          </table:table-cell>
          <table:table-cell table:style-name="ce1" office:value-type="float" office:value="7718.323" calcext:value-type="float">
            <text:p>7718.323</text:p>
          </table:table-cell>
          <table:table-cell/>
          <table:table-cell office:value-type="float" office:value="3849.6599" calcext:value-type="float">
            <text:p>3849.6599</text:p>
          </table:table-cell>
          <table:table-cell office:value-type="float" office:value="7718.3559" calcext:value-type="float">
            <text:p>7718.3559</text:p>
          </table:table-cell>
        </table:table-row>
        <table:table-row table:style-name="ro1">
          <table:table-cell table:number-columns-repeated="2"/>
          <table:table-cell table:style-name="ce1" office:value-type="float" office:value="3849.6583" calcext:value-type="float">
            <text:p>3849.6583</text:p>
          </table:table-cell>
          <table:table-cell table:style-name="ce1" office:value-type="float" office:value="7718.3462" calcext:value-type="float">
            <text:p>7718.3462</text:p>
          </table:table-cell>
          <table:table-cell/>
          <table:table-cell table:style-name="ce1" office:value-type="float" office:value="3849.6691" calcext:value-type="float">
            <text:p>3849.6691</text:p>
          </table:table-cell>
          <table:table-cell table:style-name="ce1" office:value-type="float" office:value="7718.3217" calcext:value-type="float">
            <text:p>7718.3217</text:p>
          </table:table-cell>
          <table:table-cell/>
          <table:table-cell table:style-name="ce1" office:value-type="float" office:value="3849.6654" calcext:value-type="float">
            <text:p>3849.6654</text:p>
          </table:table-cell>
          <table:table-cell table:style-name="ce1" office:value-type="float" office:value="7718.3237" calcext:value-type="float">
            <text:p>7718.3237</text:p>
          </table:table-cell>
          <table:table-cell/>
          <table:table-cell office:value-type="float" office:value="3849.6604" calcext:value-type="float">
            <text:p>3849.6604</text:p>
          </table:table-cell>
          <table:table-cell office:value-type="float" office:value="7718.3556" calcext:value-type="float">
            <text:p>7718.3556</text:p>
          </table:table-cell>
        </table:table-row>
        <table:table-row table:style-name="ro1">
          <table:table-cell table:number-columns-repeated="2"/>
          <table:table-cell table:style-name="ce1" office:value-type="float" office:value="3849.6588" calcext:value-type="float">
            <text:p>3849.6588</text:p>
          </table:table-cell>
          <table:table-cell table:style-name="ce1" office:value-type="float" office:value="7718.3462" calcext:value-type="float">
            <text:p>7718.3462</text:p>
          </table:table-cell>
          <table:table-cell/>
          <table:table-cell table:style-name="ce1" office:value-type="float" office:value="3849.6698" calcext:value-type="float">
            <text:p>3849.6698</text:p>
          </table:table-cell>
          <table:table-cell table:style-name="ce1" office:value-type="float" office:value="7718.3228" calcext:value-type="float">
            <text:p>7718.3228</text:p>
          </table:table-cell>
          <table:table-cell/>
          <table:table-cell table:style-name="ce1" office:value-type="float" office:value="3849.6668" calcext:value-type="float">
            <text:p>3849.6668</text:p>
          </table:table-cell>
          <table:table-cell table:style-name="ce1" office:value-type="float" office:value="7718.3241" calcext:value-type="float">
            <text:p>7718.3241</text:p>
          </table:table-cell>
          <table:table-cell/>
          <table:table-cell office:value-type="float" office:value="3849.6607" calcext:value-type="float">
            <text:p>3849.6607</text:p>
          </table:table-cell>
          <table:table-cell office:value-type="float" office:value="7718.3552" calcext:value-type="float">
            <text:p>7718.3552</text:p>
          </table:table-cell>
        </table:table-row>
        <table:table-row table:style-name="ro1">
          <table:table-cell table:number-columns-repeated="2"/>
          <table:table-cell table:style-name="ce1" office:value-type="float" office:value="3849.6595" calcext:value-type="float">
            <text:p>3849.6595</text:p>
          </table:table-cell>
          <table:table-cell table:style-name="ce1" office:value-type="float" office:value="7718.3465" calcext:value-type="float">
            <text:p>7718.3465</text:p>
          </table:table-cell>
          <table:table-cell/>
          <table:table-cell table:style-name="ce1" office:value-type="float" office:value="3849.6709" calcext:value-type="float">
            <text:p>3849.6709</text:p>
          </table:table-cell>
          <table:table-cell table:style-name="ce1" office:value-type="float" office:value="7718.3235" calcext:value-type="float">
            <text:p>7718.3235</text:p>
          </table:table-cell>
          <table:table-cell/>
          <table:table-cell table:style-name="ce1" office:value-type="float" office:value="3849.6666" calcext:value-type="float">
            <text:p>3849.6666</text:p>
          </table:table-cell>
          <table:table-cell table:style-name="ce1" office:value-type="float" office:value="7718.3247" calcext:value-type="float">
            <text:p>7718.3247</text:p>
          </table:table-cell>
          <table:table-cell/>
          <table:table-cell office:value-type="float" office:value="3849.661" calcext:value-type="float">
            <text:p>3849.661</text:p>
          </table:table-cell>
          <table:table-cell office:value-type="float" office:value="7718.3553" calcext:value-type="float">
            <text:p>7718.3553</text:p>
          </table:table-cell>
        </table:table-row>
        <table:table-row table:style-name="ro1">
          <table:table-cell table:number-columns-repeated="2"/>
          <table:table-cell table:style-name="ce1" office:value-type="float" office:value="3849.6603" calcext:value-type="float">
            <text:p>3849.6603</text:p>
          </table:table-cell>
          <table:table-cell table:style-name="ce1" office:value-type="float" office:value="7718.3472" calcext:value-type="float">
            <text:p>7718.3472</text:p>
          </table:table-cell>
          <table:table-cell/>
          <table:table-cell table:style-name="ce1" office:value-type="float" office:value="3849.6719" calcext:value-type="float">
            <text:p>3849.6719</text:p>
          </table:table-cell>
          <table:table-cell table:style-name="ce1" office:value-type="float" office:value="7718.324" calcext:value-type="float">
            <text:p>7718.324</text:p>
          </table:table-cell>
          <table:table-cell/>
          <table:table-cell table:style-name="ce1" office:value-type="float" office:value="3849.6669" calcext:value-type="float">
            <text:p>3849.6669</text:p>
          </table:table-cell>
          <table:table-cell table:style-name="ce1" office:value-type="float" office:value="7718.3258" calcext:value-type="float">
            <text:p>7718.3258</text:p>
          </table:table-cell>
          <table:table-cell/>
          <table:table-cell office:value-type="float" office:value="3849.6611" calcext:value-type="float">
            <text:p>3849.6611</text:p>
          </table:table-cell>
          <table:table-cell office:value-type="float" office:value="7718.3559" calcext:value-type="float">
            <text:p>7718.3559</text:p>
          </table:table-cell>
        </table:table-row>
        <table:table-row table:style-name="ro1">
          <table:table-cell table:number-columns-repeated="2"/>
          <table:table-cell table:style-name="ce1" office:value-type="float" office:value="3849.6618" calcext:value-type="float">
            <text:p>3849.6618</text:p>
          </table:table-cell>
          <table:table-cell table:style-name="ce1" office:value-type="float" office:value="7718.3478" calcext:value-type="float">
            <text:p>7718.3478</text:p>
          </table:table-cell>
          <table:table-cell/>
          <table:table-cell table:style-name="ce1" office:value-type="float" office:value="3849.6725" calcext:value-type="float">
            <text:p>3849.6725</text:p>
          </table:table-cell>
          <table:table-cell table:style-name="ce1" office:value-type="float" office:value="7718.3248" calcext:value-type="float">
            <text:p>7718.3248</text:p>
          </table:table-cell>
          <table:table-cell/>
          <table:table-cell table:style-name="ce1" office:value-type="float" office:value="3849.666" calcext:value-type="float">
            <text:p>3849.666</text:p>
          </table:table-cell>
          <table:table-cell table:style-name="ce1" office:value-type="float" office:value="7718.3271" calcext:value-type="float">
            <text:p>7718.3271</text:p>
          </table:table-cell>
          <table:table-cell/>
          <table:table-cell office:value-type="float" office:value="3849.6613" calcext:value-type="float">
            <text:p>3849.6613</text:p>
          </table:table-cell>
          <table:table-cell office:value-type="float" office:value="7718.3561" calcext:value-type="float">
            <text:p>7718.3561</text:p>
          </table:table-cell>
        </table:table-row>
        <table:table-row table:style-name="ro1">
          <table:table-cell table:number-columns-repeated="2"/>
          <table:table-cell table:style-name="ce1" office:value-type="float" office:value="3849.6632" calcext:value-type="float">
            <text:p>3849.6632</text:p>
          </table:table-cell>
          <table:table-cell table:style-name="ce1" office:value-type="float" office:value="7718.3486" calcext:value-type="float">
            <text:p>7718.3486</text:p>
          </table:table-cell>
          <table:table-cell/>
          <table:table-cell table:style-name="ce1" office:value-type="float" office:value="3849.6732" calcext:value-type="float">
            <text:p>3849.6732</text:p>
          </table:table-cell>
          <table:table-cell table:style-name="ce1" office:value-type="float" office:value="7718.3255" calcext:value-type="float">
            <text:p>7718.3255</text:p>
          </table:table-cell>
          <table:table-cell/>
          <table:table-cell table:style-name="ce1" office:value-type="float" office:value="3849.6667" calcext:value-type="float">
            <text:p>3849.6667</text:p>
          </table:table-cell>
          <table:table-cell table:style-name="ce1" office:value-type="float" office:value="7718.3284" calcext:value-type="float">
            <text:p>7718.3284</text:p>
          </table:table-cell>
          <table:table-cell/>
          <table:table-cell office:value-type="float" office:value="3849.6616" calcext:value-type="float">
            <text:p>3849.6616</text:p>
          </table:table-cell>
          <table:table-cell office:value-type="float" office:value="7718.3563" calcext:value-type="float">
            <text:p>7718.3563</text:p>
          </table:table-cell>
        </table:table-row>
        <table:table-row table:style-name="ro1">
          <table:table-cell table:number-columns-repeated="2"/>
          <table:table-cell table:style-name="ce1" office:value-type="float" office:value="3849.664" calcext:value-type="float">
            <text:p>3849.664</text:p>
          </table:table-cell>
          <table:table-cell table:style-name="ce1" office:value-type="float" office:value="7718.3487" calcext:value-type="float">
            <text:p>7718.3487</text:p>
          </table:table-cell>
          <table:table-cell/>
          <table:table-cell table:style-name="ce1" office:value-type="float" office:value="3849.674" calcext:value-type="float">
            <text:p>3849.674</text:p>
          </table:table-cell>
          <table:table-cell table:style-name="ce1" office:value-type="float" office:value="7718.3261" calcext:value-type="float">
            <text:p>7718.3261</text:p>
          </table:table-cell>
          <table:table-cell/>
          <table:table-cell table:style-name="ce1" office:value-type="float" office:value="3849.6665" calcext:value-type="float">
            <text:p>3849.6665</text:p>
          </table:table-cell>
          <table:table-cell table:style-name="ce1" office:value-type="float" office:value="7718.3292" calcext:value-type="float">
            <text:p>7718.3292</text:p>
          </table:table-cell>
          <table:table-cell/>
          <table:table-cell office:value-type="float" office:value="3849.6617" calcext:value-type="float">
            <text:p>3849.6617</text:p>
          </table:table-cell>
          <table:table-cell office:value-type="float" office:value="7718.3564" calcext:value-type="float">
            <text:p>7718.3564</text:p>
          </table:table-cell>
        </table:table-row>
        <table:table-row table:style-name="ro1">
          <table:table-cell/>
          <table:table-cell office:value-type="string" calcext:value-type="string">
            <text:p>avg</text:p>
          </table:table-cell>
          <table:table-cell table:formula="of:=AVERAGE([.C7:.C21])" office:value-type="float" office:value="3849.65890666667" calcext:value-type="float">
            <text:p>3849.6589066667</text:p>
          </table:table-cell>
          <table:table-cell table:formula="of:=AVERAGE([.D7:.D21])" office:value-type="float" office:value="7718.34716666667" calcext:value-type="float">
            <text:p>7718.3471666667</text:p>
          </table:table-cell>
          <table:table-cell/>
          <table:table-cell table:style-name="ce1" office:value-type="float" office:value="3849.6748" calcext:value-type="float">
            <text:p>3849.6748</text:p>
          </table:table-cell>
          <table:table-cell table:style-name="ce1" office:value-type="float" office:value="7718.3266" calcext:value-type="float">
            <text:p>7718.3266</text:p>
          </table:table-cell>
          <table:table-cell/>
          <table:table-cell table:style-name="ce1" office:value-type="float" office:value="3849.6651" calcext:value-type="float">
            <text:p>3849.6651</text:p>
          </table:table-cell>
          <table:table-cell table:style-name="ce1" office:value-type="float" office:value="7718.3299" calcext:value-type="float">
            <text:p>7718.3299</text:p>
          </table:table-cell>
          <table:table-cell/>
          <table:table-cell office:value-type="float" office:value="3849.6617" calcext:value-type="float">
            <text:p>3849.6617</text:p>
          </table:table-cell>
          <table:table-cell office:value-type="float" office:value="7718.3557" calcext:value-type="float">
            <text:p>7718.3557</text:p>
          </table:table-cell>
        </table:table-row>
        <table:table-row table:style-name="ro1">
          <table:table-cell/>
          <table:table-cell office:value-type="string" calcext:value-type="string">
            <text:p>std dev</text:p>
          </table:table-cell>
          <table:table-cell table:formula="of:=STDEV([.C7:.C21])" office:value-type="float" office:value="0.00242412478069806" calcext:value-type="float">
            <text:p>0.0024241248</text:p>
          </table:table-cell>
          <table:table-cell table:formula="of:=STDEV([.D7:.D21])" office:value-type="float" office:value="0.000943145698969326" calcext:value-type="float">
            <text:p>0.0009431457</text:p>
          </table:table-cell>
          <table:table-cell office:value-type="string" calcext:value-type="string">
            <text:p>avg</text:p>
          </table:table-cell>
          <table:table-cell table:formula="of:=AVERAGE([.F7:.F22])" office:value-type="float" office:value="3849.669975" calcext:value-type="float">
            <text:p>3849.669975</text:p>
          </table:table-cell>
          <table:table-cell table:formula="of:=AVERAGE([.G7:.G22])" office:value-type="float" office:value="7718.3229125" calcext:value-type="float">
            <text:p>7718.3229125</text:p>
          </table:table-cell>
          <table:table-cell/>
          <table:table-cell table:style-name="ce1" office:value-type="float" office:value="3849.6643" calcext:value-type="float">
            <text:p>3849.6643</text:p>
          </table:table-cell>
          <table:table-cell table:style-name="ce1" office:value-type="float" office:value="7718.3311" calcext:value-type="float">
            <text:p>7718.3311</text:p>
          </table:table-cell>
          <table:table-cell/>
          <table:table-cell office:value-type="float" office:value="3849.6618" calcext:value-type="float">
            <text:p>3849.6618</text:p>
          </table:table-cell>
          <table:table-cell office:value-type="float" office:value="7718.3551" calcext:value-type="float">
            <text:p>7718.3551</text:p>
          </table:table-cell>
        </table:table-row>
        <table:table-row table:style-name="ro1">
          <table:table-cell/>
          <table:table-cell office:value-type="string" calcext:value-type="string">
            <text:p>2 std</text:p>
          </table:table-cell>
          <table:table-cell table:formula="of:=2*[.C23]" office:value-type="float" office:value="0.00484824956139612" calcext:value-type="float">
            <text:p>0.0048482496</text:p>
          </table:table-cell>
          <table:table-cell table:formula="of:=2*[.D23]" office:value-type="float" office:value="0.00188629139793865" calcext:value-type="float">
            <text:p>0.0018862914</text:p>
          </table:table-cell>
          <table:table-cell office:value-type="string" calcext:value-type="string">
            <text:p>std dev</text:p>
          </table:table-cell>
          <table:table-cell table:formula="of:=STDEV([.F7:.F22])" office:value-type="float" office:value="0.00257539640958177" calcext:value-type="float">
            <text:p>0.0025753964</text:p>
          </table:table-cell>
          <table:table-cell table:formula="of:=STDEV([.G7:.G22])" office:value-type="float" office:value="0.00190853346841238" calcext:value-type="float">
            <text:p>0.0019085335</text:p>
          </table:table-cell>
          <table:table-cell/>
          <table:table-cell table:style-name="ce1" office:value-type="float" office:value="3849.6651" calcext:value-type="float">
            <text:p>3849.6651</text:p>
          </table:table-cell>
          <table:table-cell table:style-name="ce1" office:value-type="float" office:value="7718.3326" calcext:value-type="float">
            <text:p>7718.3326</text:p>
          </table:table-cell>
          <table:table-cell/>
          <table:table-cell office:value-type="float" office:value="3849.6621" calcext:value-type="float">
            <text:p>3849.6621</text:p>
          </table:table-cell>
          <table:table-cell office:value-type="float" office:value="7718.355" calcext:value-type="float">
            <text:p>7718.35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2 std</text:p>
          </table:table-cell>
          <table:table-cell table:formula="of:=2*[.F24]" office:value-type="float" office:value="0.00515079281916354" calcext:value-type="float">
            <text:p>0.0051507928</text:p>
          </table:table-cell>
          <table:table-cell table:formula="of:=2*[.G24]" office:value-type="float" office:value="0.00381706693682476" calcext:value-type="float">
            <text:p>0.0038170669</text:p>
          </table:table-cell>
          <table:table-cell/>
          <table:table-cell table:style-name="ce1" office:value-type="float" office:value="3849.6656" calcext:value-type="float">
            <text:p>3849.6656</text:p>
          </table:table-cell>
          <table:table-cell table:style-name="ce1" office:value-type="float" office:value="7718.334" calcext:value-type="float">
            <text:p>7718.334</text:p>
          </table:table-cell>
          <table:table-cell/>
          <table:table-cell office:value-type="float" office:value="3849.6624" calcext:value-type="float">
            <text:p>3849.6624</text:p>
          </table:table-cell>
          <table:table-cell office:value-type="float" office:value="7718.3552" calcext:value-type="float">
            <text:p>7718.3552</text:p>
          </table:table-cell>
        </table:table-row>
        <table:table-row table:style-name="ro1">
          <table:table-cell table:number-columns-repeated="7"/>
          <table:table-cell table:formula="of:=SQRT([.G25]^2+[.F25]^2)" office:value-type="float" office:value="0.00641098016422976" calcext:value-type="float">
            <text:p>0.0064109802</text:p>
          </table:table-cell>
          <table:table-cell table:style-name="ce1" office:value-type="float" office:value="3849.6651" calcext:value-type="float">
            <text:p>3849.6651</text:p>
          </table:table-cell>
          <table:table-cell table:style-name="ce1" office:value-type="float" office:value="7718.3354" calcext:value-type="float">
            <text:p>7718.3354</text:p>
          </table:table-cell>
          <table:table-cell/>
          <table:table-cell office:value-type="float" office:value="3849.6627" calcext:value-type="float">
            <text:p>3849.6627</text:p>
          </table:table-cell>
          <table:table-cell office:value-type="float" office:value="7718.3554" calcext:value-type="float">
            <text:p>7718.3554</text:p>
          </table:table-cell>
        </table:table-row>
        <table:table-row table:style-name="ro1">
          <table:table-cell table:number-columns-repeated="8"/>
          <table:table-cell table:style-name="ce1" office:value-type="float" office:value="3849.6644" calcext:value-type="float">
            <text:p>3849.6644</text:p>
          </table:table-cell>
          <table:table-cell table:style-name="ce1" office:value-type="float" office:value="7718.3364" calcext:value-type="float">
            <text:p>7718.3364</text:p>
          </table:table-cell>
          <table:table-cell/>
          <table:table-cell office:value-type="float" office:value="3849.6633" calcext:value-type="float">
            <text:p>3849.6633</text:p>
          </table:table-cell>
          <table:table-cell office:value-type="float" office:value="7718.3555" calcext:value-type="float">
            <text:p>7718.3555</text:p>
          </table:table-cell>
        </table:table-row>
        <table:table-row table:style-name="ro1">
          <table:table-cell table:number-columns-repeated="8"/>
          <table:table-cell table:style-name="ce1" office:value-type="float" office:value="3849.6647" calcext:value-type="float">
            <text:p>3849.6647</text:p>
          </table:table-cell>
          <table:table-cell table:style-name="ce1" office:value-type="float" office:value="7718.3376" calcext:value-type="float">
            <text:p>7718.3376</text:p>
          </table:table-cell>
          <table:table-cell/>
          <table:table-cell office:value-type="float" office:value="3849.6644" calcext:value-type="float">
            <text:p>3849.6644</text:p>
          </table:table-cell>
          <table:table-cell office:value-type="float" office:value="7718.3558" calcext:value-type="float">
            <text:p>7718.3558</text:p>
          </table:table-cell>
        </table:table-row>
        <table:table-row table:style-name="ro1">
          <table:table-cell table:number-columns-repeated="8"/>
          <table:table-cell table:style-name="ce1" office:value-type="float" office:value="3849.6641" calcext:value-type="float">
            <text:p>3849.6641</text:p>
          </table:table-cell>
          <table:table-cell table:style-name="ce1" office:value-type="float" office:value="7718.3387" calcext:value-type="float">
            <text:p>7718.3387</text:p>
          </table:table-cell>
          <table:table-cell/>
          <table:table-cell office:value-type="float" office:value="3849.6648" calcext:value-type="float">
            <text:p>3849.6648</text:p>
          </table:table-cell>
          <table:table-cell office:value-type="float" office:value="7718.3558" calcext:value-type="float">
            <text:p>7718.3558</text:p>
          </table:table-cell>
        </table:table-row>
        <table:table-row table:style-name="ro1">
          <table:table-cell table:number-columns-repeated="8"/>
          <table:table-cell table:style-name="ce1" office:value-type="float" office:value="3849.6633" calcext:value-type="float">
            <text:p>3849.6633</text:p>
          </table:table-cell>
          <table:table-cell table:style-name="ce1" office:value-type="float" office:value="7718.3397" calcext:value-type="float">
            <text:p>7718.3397</text:p>
          </table:table-cell>
          <table:table-cell/>
          <table:table-cell office:value-type="float" office:value="3849.665" calcext:value-type="float">
            <text:p>3849.665</text:p>
          </table:table-cell>
          <table:table-cell office:value-type="float" office:value="7718.356" calcext:value-type="float">
            <text:p>7718.356</text:p>
          </table:table-cell>
        </table:table-row>
        <table:table-row table:style-name="ro1">
          <table:table-cell table:number-columns-repeated="8"/>
          <table:table-cell table:style-name="ce1" office:value-type="float" office:value="3849.6632" calcext:value-type="float">
            <text:p>3849.6632</text:p>
          </table:table-cell>
          <table:table-cell table:style-name="ce1" office:value-type="float" office:value="7718.3408" calcext:value-type="float">
            <text:p>7718.3408</text:p>
          </table:table-cell>
          <table:table-cell/>
          <table:table-cell office:value-type="float" office:value="3849.6653" calcext:value-type="float">
            <text:p>3849.6653</text:p>
          </table:table-cell>
          <table:table-cell office:value-type="float" office:value="7718.3566" calcext:value-type="float">
            <text:p>7718.3566</text:p>
          </table:table-cell>
        </table:table-row>
        <table:table-row table:style-name="ro1">
          <table:table-cell table:number-columns-repeated="8"/>
          <table:table-cell table:style-name="ce1" office:value-type="float" office:value="3849.662" calcext:value-type="float">
            <text:p>3849.662</text:p>
          </table:table-cell>
          <table:table-cell table:style-name="ce1" office:value-type="float" office:value="7718.3416" calcext:value-type="float">
            <text:p>7718.3416</text:p>
          </table:table-cell>
          <table:table-cell/>
          <table:table-cell office:value-type="float" office:value="3849.6656" calcext:value-type="float">
            <text:p>3849.6656</text:p>
          </table:table-cell>
          <table:table-cell office:value-type="float" office:value="7718.3568" calcext:value-type="float">
            <text:p>7718.3568</text:p>
          </table:table-cell>
        </table:table-row>
        <table:table-row table:style-name="ro1">
          <table:table-cell table:number-columns-repeated="8"/>
          <table:table-cell table:style-name="ce1" office:value-type="float" office:value="3849.6611" calcext:value-type="float">
            <text:p>3849.6611</text:p>
          </table:table-cell>
          <table:table-cell table:style-name="ce1" office:value-type="float" office:value="7718.3419" calcext:value-type="float">
            <text:p>7718.3419</text:p>
          </table:table-cell>
          <table:table-cell/>
          <table:table-cell office:value-type="float" office:value="3849.6659" calcext:value-type="float">
            <text:p>3849.6659</text:p>
          </table:table-cell>
          <table:table-cell office:value-type="float" office:value="7718.3574" calcext:value-type="float">
            <text:p>7718.3574</text:p>
          </table:table-cell>
        </table:table-row>
        <table:table-row table:style-name="ro1">
          <table:table-cell table:number-columns-repeated="8"/>
          <table:table-cell table:style-name="ce1" office:value-type="float" office:value="3849.6601" calcext:value-type="float">
            <text:p>3849.6601</text:p>
          </table:table-cell>
          <table:table-cell table:style-name="ce1" office:value-type="float" office:value="7718.3423" calcext:value-type="float">
            <text:p>7718.3423</text:p>
          </table:table-cell>
          <table:table-cell/>
          <table:table-cell office:value-type="float" office:value="3849.6662" calcext:value-type="float">
            <text:p>3849.6662</text:p>
          </table:table-cell>
          <table:table-cell office:value-type="float" office:value="7718.358" calcext:value-type="float">
            <text:p>7718.358</text:p>
          </table:table-cell>
        </table:table-row>
        <table:table-row table:style-name="ro1">
          <table:table-cell table:number-columns-repeated="8"/>
          <table:table-cell table:style-name="ce1" office:value-type="float" office:value="3849.6602" calcext:value-type="float">
            <text:p>3849.6602</text:p>
          </table:table-cell>
          <table:table-cell table:style-name="ce1" office:value-type="float" office:value="7718.3427" calcext:value-type="float">
            <text:p>7718.3427</text:p>
          </table:table-cell>
          <table:table-cell/>
          <table:table-cell office:value-type="float" office:value="3849.6665" calcext:value-type="float">
            <text:p>3849.6665</text:p>
          </table:table-cell>
          <table:table-cell office:value-type="float" office:value="7718.3588" calcext:value-type="float">
            <text:p>7718.3588</text:p>
          </table:table-cell>
        </table:table-row>
        <table:table-row table:style-name="ro1">
          <table:table-cell table:number-columns-repeated="8"/>
          <table:table-cell table:style-name="ce1" office:value-type="float" office:value="3849.6597" calcext:value-type="float">
            <text:p>3849.6597</text:p>
          </table:table-cell>
          <table:table-cell table:style-name="ce1" office:value-type="float" office:value="7718.3432" calcext:value-type="float">
            <text:p>7718.3432</text:p>
          </table:table-cell>
          <table:table-cell/>
          <table:table-cell office:value-type="float" office:value="3849.667" calcext:value-type="float">
            <text:p>3849.667</text:p>
          </table:table-cell>
          <table:table-cell office:value-type="float" office:value="7718.3591" calcext:value-type="float">
            <text:p>7718.3591</text:p>
          </table:table-cell>
        </table:table-row>
        <table:table-row table:style-name="ro1">
          <table:table-cell table:number-columns-repeated="8"/>
          <table:table-cell table:style-name="ce1" office:value-type="float" office:value="3849.6586" calcext:value-type="float">
            <text:p>3849.6586</text:p>
          </table:table-cell>
          <table:table-cell table:style-name="ce1" office:value-type="float" office:value="7718.3437" calcext:value-type="float">
            <text:p>7718.3437</text:p>
          </table:table-cell>
          <table:table-cell/>
          <table:table-cell office:value-type="float" office:value="3849.6674" calcext:value-type="float">
            <text:p>3849.6674</text:p>
          </table:table-cell>
          <table:table-cell office:value-type="float" office:value="7718.3592" calcext:value-type="float">
            <text:p>7718.3592</text:p>
          </table:table-cell>
        </table:table-row>
        <table:table-row table:style-name="ro1">
          <table:table-cell table:number-columns-repeated="8"/>
          <table:table-cell table:style-name="ce1" office:value-type="float" office:value="3849.6578" calcext:value-type="float">
            <text:p>3849.6578</text:p>
          </table:table-cell>
          <table:table-cell table:style-name="ce1" office:value-type="float" office:value="7718.3447" calcext:value-type="float">
            <text:p>7718.3447</text:p>
          </table:table-cell>
          <table:table-cell/>
          <table:table-cell office:value-type="float" office:value="3849.6678" calcext:value-type="float">
            <text:p>3849.6678</text:p>
          </table:table-cell>
          <table:table-cell office:value-type="float" office:value="7718.359" calcext:value-type="float">
            <text:p>7718.359</text:p>
          </table:table-cell>
        </table:table-row>
        <table:table-row table:style-name="ro1">
          <table:table-cell table:number-columns-repeated="8"/>
          <table:table-cell table:style-name="ce1" office:value-type="float" office:value="3849.6561" calcext:value-type="float">
            <text:p>3849.6561</text:p>
          </table:table-cell>
          <table:table-cell table:style-name="ce1" office:value-type="float" office:value="7718.3453" calcext:value-type="float">
            <text:p>7718.3453</text:p>
          </table:table-cell>
          <table:table-cell/>
          <table:table-cell office:value-type="float" office:value="3849.6683" calcext:value-type="float">
            <text:p>3849.6683</text:p>
          </table:table-cell>
          <table:table-cell office:value-type="float" office:value="7718.3581" calcext:value-type="float">
            <text:p>7718.3581</text:p>
          </table:table-cell>
        </table:table-row>
        <table:table-row table:style-name="ro1">
          <table:table-cell table:number-columns-repeated="8"/>
          <table:table-cell table:style-name="ce1" office:value-type="float" office:value="3849.6548" calcext:value-type="float">
            <text:p>3849.6548</text:p>
          </table:table-cell>
          <table:table-cell table:style-name="ce1" office:value-type="float" office:value="7718.3455" calcext:value-type="float">
            <text:p>7718.3455</text:p>
          </table:table-cell>
          <table:table-cell/>
          <table:table-cell office:value-type="float" office:value="3849.6689" calcext:value-type="float">
            <text:p>3849.6689</text:p>
          </table:table-cell>
          <table:table-cell office:value-type="float" office:value="7718.3571" calcext:value-type="float">
            <text:p>7718.3571</text:p>
          </table:table-cell>
        </table:table-row>
        <table:table-row table:style-name="ro1">
          <table:table-cell table:number-columns-repeated="8"/>
          <table:table-cell table:style-name="ce1" office:value-type="float" office:value="3849.6539" calcext:value-type="float">
            <text:p>3849.6539</text:p>
          </table:table-cell>
          <table:table-cell table:style-name="ce1" office:value-type="float" office:value="7718.3456" calcext:value-type="float">
            <text:p>7718.3456</text:p>
          </table:table-cell>
          <table:table-cell/>
          <table:table-cell office:value-type="float" office:value="3849.6696" calcext:value-type="float">
            <text:p>3849.6696</text:p>
          </table:table-cell>
          <table:table-cell office:value-type="float" office:value="7718.3559" calcext:value-type="float">
            <text:p>7718.3559</text:p>
          </table:table-cell>
        </table:table-row>
        <table:table-row table:style-name="ro1">
          <table:table-cell table:number-columns-repeated="8"/>
          <table:table-cell table:style-name="ce1" office:value-type="float" office:value="3849.6524" calcext:value-type="float">
            <text:p>3849.6524</text:p>
          </table:table-cell>
          <table:table-cell table:style-name="ce1" office:value-type="float" office:value="7718.3454" calcext:value-type="float">
            <text:p>7718.3454</text:p>
          </table:table-cell>
          <table:table-cell/>
          <table:table-cell office:value-type="float" office:value="3849.6703" calcext:value-type="float">
            <text:p>3849.6703</text:p>
          </table:table-cell>
          <table:table-cell office:value-type="float" office:value="7718.3551" calcext:value-type="float">
            <text:p>7718.3551</text:p>
          </table:table-cell>
        </table:table-row>
        <table:table-row table:style-name="ro1">
          <table:table-cell table:number-columns-repeated="8"/>
          <table:table-cell table:style-name="ce1" office:value-type="float" office:value="3849.6513" calcext:value-type="float">
            <text:p>3849.6513</text:p>
          </table:table-cell>
          <table:table-cell table:style-name="ce1" office:value-type="float" office:value="7718.3453" calcext:value-type="float">
            <text:p>7718.3453</text:p>
          </table:table-cell>
          <table:table-cell/>
          <table:table-cell office:value-type="float" office:value="3849.6708" calcext:value-type="float">
            <text:p>3849.6708</text:p>
          </table:table-cell>
          <table:table-cell office:value-type="float" office:value="7718.3543" calcext:value-type="float">
            <text:p>7718.3543</text:p>
          </table:table-cell>
        </table:table-row>
        <table:table-row table:style-name="ro1">
          <table:table-cell table:number-columns-repeated="8"/>
          <table:table-cell table:style-name="ce1" office:value-type="float" office:value="3849.6511" calcext:value-type="float">
            <text:p>3849.6511</text:p>
          </table:table-cell>
          <table:table-cell table:style-name="ce1" office:value-type="float" office:value="7718.3455" calcext:value-type="float">
            <text:p>7718.3455</text:p>
          </table:table-cell>
          <table:table-cell/>
          <table:table-cell office:value-type="float" office:value="3849.6709" calcext:value-type="float">
            <text:p>3849.6709</text:p>
          </table:table-cell>
          <table:table-cell office:value-type="float" office:value="7718.3534" calcext:value-type="float">
            <text:p>7718.3534</text:p>
          </table:table-cell>
        </table:table-row>
        <table:table-row table:style-name="ro1">
          <table:table-cell table:number-columns-repeated="8"/>
          <table:table-cell table:style-name="ce1" office:value-type="float" office:value="3849.6519" calcext:value-type="float">
            <text:p>3849.6519</text:p>
          </table:table-cell>
          <table:table-cell table:style-name="ce1" office:value-type="float" office:value="7718.3456" calcext:value-type="float">
            <text:p>7718.3456</text:p>
          </table:table-cell>
          <table:table-cell/>
          <table:table-cell office:value-type="float" office:value="3849.6709" calcext:value-type="float">
            <text:p>3849.6709</text:p>
          </table:table-cell>
          <table:table-cell office:value-type="float" office:value="7718.3533" calcext:value-type="float">
            <text:p>7718.3533</text:p>
          </table:table-cell>
        </table:table-row>
        <table:table-row table:style-name="ro1">
          <table:table-cell table:number-columns-repeated="8"/>
          <table:table-cell table:style-name="ce1" office:value-type="float" office:value="3849.653" calcext:value-type="float">
            <text:p>3849.653</text:p>
          </table:table-cell>
          <table:table-cell table:style-name="ce1" office:value-type="float" office:value="7718.3457" calcext:value-type="float">
            <text:p>7718.3457</text:p>
          </table:table-cell>
          <table:table-cell/>
          <table:table-cell office:value-type="float" office:value="3849.6709" calcext:value-type="float">
            <text:p>3849.6709</text:p>
          </table:table-cell>
          <table:table-cell office:value-type="float" office:value="7718.3527" calcext:value-type="float">
            <text:p>7718.3527</text:p>
          </table:table-cell>
        </table:table-row>
        <table:table-row table:style-name="ro1">
          <table:table-cell table:number-columns-repeated="8"/>
          <table:table-cell table:style-name="ce1" office:value-type="float" office:value="3849.6538" calcext:value-type="float">
            <text:p>3849.6538</text:p>
          </table:table-cell>
          <table:table-cell table:style-name="ce1" office:value-type="float" office:value="7718.3454" calcext:value-type="float">
            <text:p>7718.3454</text:p>
          </table:table-cell>
          <table:table-cell/>
          <table:table-cell office:value-type="float" office:value="3849.6707" calcext:value-type="float">
            <text:p>3849.6707</text:p>
          </table:table-cell>
          <table:table-cell office:value-type="float" office:value="7718.3519" calcext:value-type="float">
            <text:p>7718.3519</text:p>
          </table:table-cell>
        </table:table-row>
        <table:table-row table:style-name="ro1">
          <table:table-cell table:number-columns-repeated="8"/>
          <table:table-cell table:style-name="ce1" office:value-type="float" office:value="3849.6554" calcext:value-type="float">
            <text:p>3849.6554</text:p>
          </table:table-cell>
          <table:table-cell table:style-name="ce1" office:value-type="float" office:value="7718.3454" calcext:value-type="float">
            <text:p>7718.3454</text:p>
          </table:table-cell>
          <table:table-cell/>
          <table:table-cell office:value-type="float" office:value="3849.6708" calcext:value-type="float">
            <text:p>3849.6708</text:p>
          </table:table-cell>
          <table:table-cell office:value-type="float" office:value="7718.3514" calcext:value-type="float">
            <text:p>7718.3514</text:p>
          </table:table-cell>
        </table:table-row>
        <table:table-row table:style-name="ro1">
          <table:table-cell table:number-columns-repeated="8"/>
          <table:table-cell table:style-name="ce1" office:value-type="float" office:value="3849.6565" calcext:value-type="float">
            <text:p>3849.6565</text:p>
          </table:table-cell>
          <table:table-cell table:style-name="ce1" office:value-type="float" office:value="7718.3462" calcext:value-type="float">
            <text:p>7718.3462</text:p>
          </table:table-cell>
          <table:table-cell/>
          <table:table-cell office:value-type="float" office:value="3849.671" calcext:value-type="float">
            <text:p>3849.671</text:p>
          </table:table-cell>
          <table:table-cell office:value-type="float" office:value="7718.3511" calcext:value-type="float">
            <text:p>7718.3511</text:p>
          </table:table-cell>
        </table:table-row>
        <table:table-row table:style-name="ro1">
          <table:table-cell table:number-columns-repeated="8"/>
          <table:table-cell table:style-name="ce1" office:value-type="float" office:value="3849.6587" calcext:value-type="float">
            <text:p>3849.6587</text:p>
          </table:table-cell>
          <table:table-cell table:style-name="ce1" office:value-type="float" office:value="7718.3478" calcext:value-type="float">
            <text:p>7718.3478</text:p>
          </table:table-cell>
          <table:table-cell/>
          <table:table-cell office:value-type="float" office:value="3849.6713" calcext:value-type="float">
            <text:p>3849.6713</text:p>
          </table:table-cell>
          <table:table-cell office:value-type="float" office:value="7718.3509" calcext:value-type="float">
            <text:p>7718.3509</text:p>
          </table:table-cell>
        </table:table-row>
        <table:table-row table:style-name="ro1">
          <table:table-cell table:number-columns-repeated="8"/>
          <table:table-cell table:style-name="ce1" office:value-type="float" office:value="3849.6605" calcext:value-type="float">
            <text:p>3849.6605</text:p>
          </table:table-cell>
          <table:table-cell table:style-name="ce1" office:value-type="float" office:value="7718.3493" calcext:value-type="float">
            <text:p>7718.3493</text:p>
          </table:table-cell>
          <table:table-cell/>
          <table:table-cell office:value-type="float" office:value="3849.6712" calcext:value-type="float">
            <text:p>3849.6712</text:p>
          </table:table-cell>
          <table:table-cell office:value-type="float" office:value="7718.3507" calcext:value-type="float">
            <text:p>7718.3507</text:p>
          </table:table-cell>
        </table:table-row>
        <table:table-row table:style-name="ro1">
          <table:table-cell table:number-columns-repeated="8"/>
          <table:table-cell table:style-name="ce1" office:value-type="float" office:value="3849.6617" calcext:value-type="float">
            <text:p>3849.6617</text:p>
          </table:table-cell>
          <table:table-cell table:style-name="ce1" office:value-type="float" office:value="7718.3505" calcext:value-type="float">
            <text:p>7718.3505</text:p>
          </table:table-cell>
          <table:table-cell/>
          <table:table-cell office:value-type="float" office:value="3849.6712" calcext:value-type="float">
            <text:p>3849.6712</text:p>
          </table:table-cell>
          <table:table-cell office:value-type="float" office:value="7718.3505" calcext:value-type="float">
            <text:p>7718.3505</text:p>
          </table:table-cell>
        </table:table-row>
        <table:table-row table:style-name="ro1">
          <table:table-cell table:number-columns-repeated="8"/>
          <table:table-cell table:style-name="ce1" office:value-type="float" office:value="3849.6628" calcext:value-type="float">
            <text:p>3849.6628</text:p>
          </table:table-cell>
          <table:table-cell table:style-name="ce1" office:value-type="float" office:value="7718.351" calcext:value-type="float">
            <text:p>7718.351</text:p>
          </table:table-cell>
          <table:table-cell/>
          <table:table-cell office:value-type="float" office:value="3849.6716" calcext:value-type="float">
            <text:p>3849.6716</text:p>
          </table:table-cell>
          <table:table-cell office:value-type="float" office:value="7718.3499" calcext:value-type="float">
            <text:p>7718.3499</text:p>
          </table:table-cell>
        </table:table-row>
        <table:table-row table:style-name="ro1">
          <table:table-cell table:number-columns-repeated="11"/>
          <table:table-cell office:value-type="float" office:value="3849.6718" calcext:value-type="float">
            <text:p>3849.6718</text:p>
          </table:table-cell>
          <table:table-cell office:value-type="float" office:value="7718.3495" calcext:value-type="float">
            <text:p>7718.3495</text:p>
          </table:table-cell>
        </table:table-row>
        <table:table-row table:style-name="ro1">
          <table:table-cell table:number-columns-repeated="11"/>
          <table:table-cell office:value-type="float" office:value="3849.6721" calcext:value-type="float">
            <text:p>3849.6721</text:p>
          </table:table-cell>
          <table:table-cell office:value-type="float" office:value="7718.3491" calcext:value-type="float">
            <text:p>7718.3491</text:p>
          </table:table-cell>
        </table:table-row>
        <table:table-row table:style-name="ro1">
          <table:table-cell table:number-columns-repeated="11"/>
          <table:table-cell office:value-type="float" office:value="3849.6725" calcext:value-type="float">
            <text:p>3849.6725</text:p>
          </table:table-cell>
          <table:table-cell office:value-type="float" office:value="7718.349" calcext:value-type="float">
            <text:p>7718.349</text:p>
          </table:table-cell>
        </table:table-row>
        <table:table-row table:style-name="ro1">
          <table:table-cell table:number-columns-repeated="11"/>
          <table:table-cell office:value-type="float" office:value="3849.673" calcext:value-type="float">
            <text:p>3849.673</text:p>
          </table:table-cell>
          <table:table-cell office:value-type="float" office:value="7718.3489" calcext:value-type="float">
            <text:p>7718.3489</text:p>
          </table:table-cell>
        </table:table-row>
        <table:table-row table:style-name="ro1">
          <table:table-cell table:number-columns-repeated="11"/>
          <table:table-cell office:value-type="float" office:value="3849.6734" calcext:value-type="float">
            <text:p>3849.6734</text:p>
          </table:table-cell>
          <table:table-cell office:value-type="float" office:value="7718.3487" calcext:value-type="float">
            <text:p>7718.3487</text:p>
          </table:table-cell>
        </table:table-row>
        <table:table-row table:style-name="ro1">
          <table:table-cell table:number-columns-repeated="11"/>
          <table:table-cell office:value-type="float" office:value="3849.6739" calcext:value-type="float">
            <text:p>3849.6739</text:p>
          </table:table-cell>
          <table:table-cell office:value-type="float" office:value="7718.3487" calcext:value-type="float">
            <text:p>7718.3487</text:p>
          </table:table-cell>
        </table:table-row>
        <table:table-row table:style-name="ro1">
          <table:table-cell table:number-columns-repeated="11"/>
          <table:table-cell office:value-type="float" office:value="3849.6744" calcext:value-type="float">
            <text:p>3849.6744</text:p>
          </table:table-cell>
          <table:table-cell office:value-type="float" office:value="7718.3489" calcext:value-type="float">
            <text:p>7718.3489</text:p>
          </table:table-cell>
        </table:table-row>
        <table:table-row table:style-name="ro1">
          <table:table-cell table:number-columns-repeated="11"/>
          <table:table-cell office:value-type="float" office:value="3849.675" calcext:value-type="float">
            <text:p>3849.675</text:p>
          </table:table-cell>
          <table:table-cell office:value-type="float" office:value="7718.3491" calcext:value-type="float">
            <text:p>7718.3491</text:p>
          </table:table-cell>
        </table:table-row>
        <table:table-row table:style-name="ro1">
          <table:table-cell table:number-columns-repeated="11"/>
          <table:table-cell office:value-type="float" office:value="3849.6759" calcext:value-type="float">
            <text:p>3849.6759</text:p>
          </table:table-cell>
          <table:table-cell office:value-type="float" office:value="7718.3489" calcext:value-type="float">
            <text:p>7718.3489</text:p>
          </table:table-cell>
        </table:table-row>
        <table:table-row table:style-name="ro1">
          <table:table-cell table:number-columns-repeated="11"/>
          <table:table-cell office:value-type="float" office:value="3849.6772" calcext:value-type="float">
            <text:p>3849.6772</text:p>
          </table:table-cell>
          <table:table-cell office:value-type="float" office:value="7718.3488" calcext:value-type="float">
            <text:p>7718.3488</text:p>
          </table:table-cell>
        </table:table-row>
        <table:table-row table:style-name="ro1">
          <table:table-cell table:number-columns-repeated="11"/>
          <table:table-cell office:value-type="float" office:value="3849.6779" calcext:value-type="float">
            <text:p>3849.6779</text:p>
          </table:table-cell>
          <table:table-cell office:value-type="float" office:value="7718.3489" calcext:value-type="float">
            <text:p>7718.3489</text:p>
          </table:table-cell>
        </table:table-row>
        <table:table-row table:style-name="ro1">
          <table:table-cell table:number-columns-repeated="11"/>
          <table:table-cell office:value-type="float" office:value="3849.6782" calcext:value-type="float">
            <text:p>3849.6782</text:p>
          </table:table-cell>
          <table:table-cell office:value-type="float" office:value="7718.3491" calcext:value-type="float">
            <text:p>7718.3491</text:p>
          </table:table-cell>
        </table:table-row>
        <table:table-row table:style-name="ro1">
          <table:table-cell table:number-columns-repeated="11"/>
          <table:table-cell office:value-type="float" office:value="3849.6786" calcext:value-type="float">
            <text:p>3849.6786</text:p>
          </table:table-cell>
          <table:table-cell office:value-type="float" office:value="7718.3488" calcext:value-type="float">
            <text:p>7718.3488</text:p>
          </table:table-cell>
        </table:table-row>
        <table:table-row table:style-name="ro1">
          <table:table-cell table:number-columns-repeated="11"/>
          <table:table-cell office:value-type="float" office:value="3849.6788" calcext:value-type="float">
            <text:p>3849.6788</text:p>
          </table:table-cell>
          <table:table-cell office:value-type="float" office:value="7718.3484" calcext:value-type="float">
            <text:p>7718.3484</text:p>
          </table:table-cell>
        </table:table-row>
        <table:table-row table:style-name="ro1">
          <table:table-cell table:number-columns-repeated="11"/>
          <table:table-cell office:value-type="float" office:value="3849.6792" calcext:value-type="float">
            <text:p>3849.6792</text:p>
          </table:table-cell>
          <table:table-cell office:value-type="float" office:value="7718.3479" calcext:value-type="float">
            <text:p>7718.3479</text:p>
          </table:table-cell>
        </table:table-row>
        <table:table-row table:style-name="ro1">
          <table:table-cell table:number-columns-repeated="11"/>
          <table:table-cell office:value-type="float" office:value="3849.6798" calcext:value-type="float">
            <text:p>3849.6798</text:p>
          </table:table-cell>
          <table:table-cell office:value-type="float" office:value="7718.3481" calcext:value-type="float">
            <text:p>7718.3481</text:p>
          </table:table-cell>
        </table:table-row>
        <table:table-row table:style-name="ro1">
          <table:table-cell table:number-columns-repeated="11"/>
          <table:table-cell office:value-type="float" office:value="3849.6806" calcext:value-type="float">
            <text:p>3849.6806</text:p>
          </table:table-cell>
          <table:table-cell office:value-type="float" office:value="7718.3485" calcext:value-type="float">
            <text:p>7718.3485</text:p>
          </table:table-cell>
        </table:table-row>
        <table:table-row table:style-name="ro1">
          <table:table-cell table:number-columns-repeated="11"/>
          <table:table-cell office:value-type="float" office:value="3849.6815" calcext:value-type="float">
            <text:p>3849.6815</text:p>
          </table:table-cell>
          <table:table-cell office:value-type="float" office:value="7718.3492" calcext:value-type="float">
            <text:p>7718.3492</text:p>
          </table:table-cell>
        </table:table-row>
        <table:table-row table:style-name="ro1">
          <table:table-cell table:number-columns-repeated="11"/>
          <table:table-cell office:value-type="float" office:value="3849.6824" calcext:value-type="float">
            <text:p>3849.6824</text:p>
          </table:table-cell>
          <table:table-cell office:value-type="float" office:value="7718.3509" calcext:value-type="float">
            <text:p>7718.3509</text:p>
          </table:table-cell>
        </table:table-row>
        <table:table-row table:style-name="ro1">
          <table:table-cell table:number-columns-repeated="11"/>
          <table:table-cell office:value-type="float" office:value="3849.6832" calcext:value-type="float">
            <text:p>3849.6832</text:p>
          </table:table-cell>
          <table:table-cell office:value-type="float" office:value="7718.3521" calcext:value-type="float">
            <text:p>7718.3521</text:p>
          </table:table-cell>
        </table:table-row>
        <table:table-row table:style-name="ro1">
          <table:table-cell table:number-columns-repeated="11"/>
          <table:table-cell office:value-type="float" office:value="3849.6838" calcext:value-type="float">
            <text:p>3849.6838</text:p>
          </table:table-cell>
          <table:table-cell office:value-type="float" office:value="7718.353" calcext:value-type="float">
            <text:p>7718.353</text:p>
          </table:table-cell>
        </table:table-row>
        <table:table-row table:style-name="ro1">
          <table:table-cell table:number-columns-repeated="11"/>
          <table:table-cell office:value-type="float" office:value="3849.6841" calcext:value-type="float">
            <text:p>3849.6841</text:p>
          </table:table-cell>
          <table:table-cell office:value-type="float" office:value="7718.3528" calcext:value-type="float">
            <text:p>7718.3528</text:p>
          </table:table-cell>
        </table:table-row>
        <table:table-row table:style-name="ro1">
          <table:table-cell table:number-columns-repeated="11"/>
          <table:table-cell office:value-type="float" office:value="3849.6845" calcext:value-type="float">
            <text:p>3849.6845</text:p>
          </table:table-cell>
          <table:table-cell office:value-type="float" office:value="7718.3525" calcext:value-type="float">
            <text:p>7718.3525</text:p>
          </table:table-cell>
        </table:table-row>
        <table:table-row table:style-name="ro1">
          <table:table-cell table:number-columns-repeated="11"/>
          <table:table-cell office:value-type="float" office:value="3849.685" calcext:value-type="float">
            <text:p>3849.685</text:p>
          </table:table-cell>
          <table:table-cell office:value-type="float" office:value="7718.352" calcext:value-type="float">
            <text:p>7718.352</text:p>
          </table:table-cell>
        </table:table-row>
        <table:table-row table:style-name="ro1">
          <table:table-cell table:number-columns-repeated="11"/>
          <table:table-cell office:value-type="float" office:value="3849.6854" calcext:value-type="float">
            <text:p>3849.6854</text:p>
          </table:table-cell>
          <table:table-cell office:value-type="float" office:value="7718.3517" calcext:value-type="float">
            <text:p>7718.3517</text:p>
          </table:table-cell>
        </table:table-row>
        <table:table-row table:style-name="ro1">
          <table:table-cell table:number-columns-repeated="11"/>
          <table:table-cell office:value-type="float" office:value="3849.6855" calcext:value-type="float">
            <text:p>3849.6855</text:p>
          </table:table-cell>
          <table:table-cell office:value-type="float" office:value="7718.3516" calcext:value-type="float">
            <text:p>7718.3516</text:p>
          </table:table-cell>
        </table:table-row>
        <table:table-row table:style-name="ro1">
          <table:table-cell table:number-columns-repeated="11"/>
          <table:table-cell office:value-type="float" office:value="3849.6858" calcext:value-type="float">
            <text:p>3849.6858</text:p>
          </table:table-cell>
          <table:table-cell office:value-type="float" office:value="7718.3517" calcext:value-type="float">
            <text:p>7718.3517</text:p>
          </table:table-cell>
        </table:table-row>
        <table:table-row table:style-name="ro1">
          <table:table-cell table:number-columns-repeated="11"/>
          <table:table-cell office:value-type="float" office:value="3849.6861" calcext:value-type="float">
            <text:p>3849.6861</text:p>
          </table:table-cell>
          <table:table-cell office:value-type="float" office:value="7718.351" calcext:value-type="float">
            <text:p>7718.351</text:p>
          </table:table-cell>
        </table:table-row>
        <table:table-row table:style-name="ro1">
          <table:table-cell table:number-columns-repeated="11"/>
          <table:table-cell office:value-type="float" office:value="3849.6863" calcext:value-type="float">
            <text:p>3849.6863</text:p>
          </table:table-cell>
          <table:table-cell office:value-type="float" office:value="7718.3508" calcext:value-type="float">
            <text:p>7718.3508</text:p>
          </table:table-cell>
        </table:table-row>
        <table:table-row table:style-name="ro1">
          <table:table-cell table:number-columns-repeated="11"/>
          <table:table-cell office:value-type="float" office:value="3849.6868" calcext:value-type="float">
            <text:p>3849.6868</text:p>
          </table:table-cell>
          <table:table-cell office:value-type="float" office:value="7718.3513" calcext:value-type="float">
            <text:p>7718.3513</text:p>
          </table:table-cell>
        </table:table-row>
        <table:table-row table:style-name="ro1">
          <table:table-cell table:number-columns-repeated="11"/>
          <table:table-cell office:value-type="float" office:value="3849.6871" calcext:value-type="float">
            <text:p>3849.6871</text:p>
          </table:table-cell>
          <table:table-cell office:value-type="float" office:value="7718.3519" calcext:value-type="float">
            <text:p>7718.3519</text:p>
          </table:table-cell>
        </table:table-row>
        <table:table-row table:style-name="ro1">
          <table:table-cell table:number-columns-repeated="11"/>
          <table:table-cell office:value-type="float" office:value="3849.6876" calcext:value-type="float">
            <text:p>3849.6876</text:p>
          </table:table-cell>
          <table:table-cell office:value-type="float" office:value="7718.3526" calcext:value-type="float">
            <text:p>7718.3526</text:p>
          </table:table-cell>
        </table:table-row>
        <table:table-row table:style-name="ro1">
          <table:table-cell table:number-columns-repeated="11"/>
          <table:table-cell office:value-type="float" office:value="3849.6881" calcext:value-type="float">
            <text:p>3849.6881</text:p>
          </table:table-cell>
          <table:table-cell office:value-type="float" office:value="7718.3538" calcext:value-type="float">
            <text:p>7718.3538</text:p>
          </table:table-cell>
        </table:table-row>
        <table:table-row table:style-name="ro1">
          <table:table-cell table:number-columns-repeated="11"/>
          <table:table-cell office:value-type="float" office:value="3849.6887" calcext:value-type="float">
            <text:p>3849.6887</text:p>
          </table:table-cell>
          <table:table-cell office:value-type="float" office:value="7718.3573" calcext:value-type="float">
            <text:p>7718.3573</text:p>
          </table:table-cell>
        </table:table-row>
        <table:table-row table:style-name="ro1">
          <table:table-cell table:number-columns-repeated="11"/>
          <table:table-cell office:value-type="float" office:value="3849.6894" calcext:value-type="float">
            <text:p>3849.6894</text:p>
          </table:table-cell>
          <table:table-cell office:value-type="float" office:value="7718.3595" calcext:value-type="float">
            <text:p>7718.3595</text:p>
          </table:table-cell>
        </table:table-row>
        <table:table-row table:style-name="ro1">
          <table:table-cell table:number-columns-repeated="11"/>
          <table:table-cell office:value-type="float" office:value="3849.6899" calcext:value-type="float">
            <text:p>3849.6899</text:p>
          </table:table-cell>
          <table:table-cell office:value-type="float" office:value="7718.3611" calcext:value-type="float">
            <text:p>7718.3611</text:p>
          </table:table-cell>
        </table:table-row>
        <table:table-row table:style-name="ro1">
          <table:table-cell table:number-columns-repeated="11"/>
          <table:table-cell office:value-type="float" office:value="3849.6904" calcext:value-type="float">
            <text:p>3849.6904</text:p>
          </table:table-cell>
          <table:table-cell office:value-type="float" office:value="7718.3618" calcext:value-type="float">
            <text:p>7718.3618</text:p>
          </table:table-cell>
        </table:table-row>
        <table:table-row table:style-name="ro1">
          <table:table-cell table:number-columns-repeated="11"/>
          <table:table-cell office:value-type="float" office:value="3849.6907" calcext:value-type="float">
            <text:p>3849.6907</text:p>
          </table:table-cell>
          <table:table-cell office:value-type="float" office:value="7718.3623" calcext:value-type="float">
            <text:p>7718.3623</text:p>
          </table:table-cell>
        </table:table-row>
        <table:table-row table:style-name="ro1">
          <table:table-cell table:number-columns-repeated="11"/>
          <table:table-cell office:value-type="float" office:value="3849.6909" calcext:value-type="float">
            <text:p>3849.6909</text:p>
          </table:table-cell>
          <table:table-cell office:value-type="float" office:value="7718.3631" calcext:value-type="float">
            <text:p>7718.3631</text:p>
          </table:table-cell>
        </table:table-row>
        <table:table-row table:style-name="ro1">
          <table:table-cell table:number-columns-repeated="11"/>
          <table:table-cell office:value-type="float" office:value="3849.6905" calcext:value-type="float">
            <text:p>3849.6905</text:p>
          </table:table-cell>
          <table:table-cell office:value-type="float" office:value="7718.364" calcext:value-type="float">
            <text:p>7718.364</text:p>
          </table:table-cell>
        </table:table-row>
        <table:table-row table:style-name="ro1">
          <table:table-cell table:number-columns-repeated="11"/>
          <table:table-cell office:value-type="float" office:value="3849.6904" calcext:value-type="float">
            <text:p>3849.6904</text:p>
          </table:table-cell>
          <table:table-cell office:value-type="float" office:value="7718.365" calcext:value-type="float">
            <text:p>7718.365</text:p>
          </table:table-cell>
        </table:table-row>
        <table:table-row table:style-name="ro1">
          <table:table-cell table:number-columns-repeated="11"/>
          <table:table-cell office:value-type="float" office:value="3849.6908" calcext:value-type="float">
            <text:p>3849.6908</text:p>
          </table:table-cell>
          <table:table-cell office:value-type="float" office:value="7718.3658" calcext:value-type="float">
            <text:p>7718.3658</text:p>
          </table:table-cell>
        </table:table-row>
        <table:table-row table:style-name="ro1">
          <table:table-cell table:number-columns-repeated="11"/>
          <table:table-cell office:value-type="float" office:value="3849.6925" calcext:value-type="float">
            <text:p>3849.6925</text:p>
          </table:table-cell>
          <table:table-cell office:value-type="float" office:value="7718.3684" calcext:value-type="float">
            <text:p>7718.3684</text:p>
          </table:table-cell>
        </table:table-row>
        <table:table-row table:style-name="ro1">
          <table:table-cell table:number-columns-repeated="11"/>
          <table:table-cell office:value-type="float" office:value="3849.6947" calcext:value-type="float">
            <text:p>3849.6947</text:p>
          </table:table-cell>
          <table:table-cell office:value-type="float" office:value="7718.3709" calcext:value-type="float">
            <text:p>7718.3709</text:p>
          </table:table-cell>
        </table:table-row>
        <table:table-row table:style-name="ro1">
          <table:table-cell table:number-columns-repeated="11"/>
          <table:table-cell office:value-type="float" office:value="3849.6964" calcext:value-type="float">
            <text:p>3849.6964</text:p>
          </table:table-cell>
          <table:table-cell office:value-type="float" office:value="7718.3726" calcext:value-type="float">
            <text:p>7718.3726</text:p>
          </table:table-cell>
        </table:table-row>
        <table:table-row table:style-name="ro1">
          <table:table-cell table:number-columns-repeated="11"/>
          <table:table-cell office:value-type="float" office:value="3849.6974" calcext:value-type="float">
            <text:p>3849.6974</text:p>
          </table:table-cell>
          <table:table-cell office:value-type="float" office:value="7718.3735" calcext:value-type="float">
            <text:p>7718.3735</text:p>
          </table:table-cell>
        </table:table-row>
        <table:table-row table:style-name="ro1">
          <table:table-cell table:number-columns-repeated="11"/>
          <table:table-cell office:value-type="float" office:value="3849.6984" calcext:value-type="float">
            <text:p>3849.6984</text:p>
          </table:table-cell>
          <table:table-cell office:value-type="float" office:value="7718.374" calcext:value-type="float">
            <text:p>7718.374</text:p>
          </table:table-cell>
        </table:table-row>
        <table:table-row table:style-name="ro1">
          <table:table-cell table:number-columns-repeated="11"/>
          <table:table-cell office:value-type="float" office:value="3849.6994" calcext:value-type="float">
            <text:p>3849.6994</text:p>
          </table:table-cell>
          <table:table-cell office:value-type="float" office:value="7718.3746" calcext:value-type="float">
            <text:p>7718.3746</text:p>
          </table:table-cell>
        </table:table-row>
        <table:table-row table:style-name="ro1">
          <table:table-cell table:number-columns-repeated="11"/>
          <table:table-cell office:value-type="float" office:value="3849.7003" calcext:value-type="float">
            <text:p>3849.7003</text:p>
          </table:table-cell>
          <table:table-cell office:value-type="float" office:value="7718.3756" calcext:value-type="float">
            <text:p>7718.3756</text:p>
          </table:table-cell>
        </table:table-row>
        <table:table-row table:style-name="ro1">
          <table:table-cell table:number-columns-repeated="11"/>
          <table:table-cell office:value-type="float" office:value="3849.7014" calcext:value-type="float">
            <text:p>3849.7014</text:p>
          </table:table-cell>
          <table:table-cell office:value-type="float" office:value="7718.3763" calcext:value-type="float">
            <text:p>7718.3763</text:p>
          </table:table-cell>
        </table:table-row>
        <table:table-row table:style-name="ro1">
          <table:table-cell table:number-columns-repeated="11"/>
          <table:table-cell office:value-type="float" office:value="3849.7023" calcext:value-type="float">
            <text:p>3849.7023</text:p>
          </table:table-cell>
          <table:table-cell office:value-type="float" office:value="7718.3766" calcext:value-type="float">
            <text:p>7718.3766</text:p>
          </table:table-cell>
        </table:table-row>
        <table:table-row table:style-name="ro1">
          <table:table-cell table:number-columns-repeated="11"/>
          <table:table-cell office:value-type="float" office:value="3849.7031" calcext:value-type="float">
            <text:p>3849.7031</text:p>
          </table:table-cell>
          <table:table-cell office:value-type="float" office:value="7718.3767" calcext:value-type="float">
            <text:p>7718.3767</text:p>
          </table:table-cell>
        </table:table-row>
        <table:table-row table:style-name="ro1">
          <table:table-cell table:number-columns-repeated="11"/>
          <table:table-cell office:value-type="float" office:value="3849.704" calcext:value-type="float">
            <text:p>3849.704</text:p>
          </table:table-cell>
          <table:table-cell office:value-type="float" office:value="7718.3766" calcext:value-type="float">
            <text:p>7718.3766</text:p>
          </table:table-cell>
        </table:table-row>
        <table:table-row table:style-name="ro1">
          <table:table-cell table:number-columns-repeated="11"/>
          <table:table-cell office:value-type="float" office:value="3849.7042" calcext:value-type="float">
            <text:p>3849.7042</text:p>
          </table:table-cell>
          <table:table-cell office:value-type="float" office:value="7718.3771" calcext:value-type="float">
            <text:p>7718.3771</text:p>
          </table:table-cell>
        </table:table-row>
        <table:table-row table:style-name="ro1">
          <table:table-cell table:number-columns-repeated="11"/>
          <table:table-cell office:value-type="float" office:value="3849.7046" calcext:value-type="float">
            <text:p>3849.7046</text:p>
          </table:table-cell>
          <table:table-cell office:value-type="float" office:value="7718.3776" calcext:value-type="float">
            <text:p>7718.3776</text:p>
          </table:table-cell>
        </table:table-row>
        <table:table-row table:style-name="ro1">
          <table:table-cell table:number-columns-repeated="11"/>
          <table:table-cell office:value-type="float" office:value="3849.7049" calcext:value-type="float">
            <text:p>3849.7049</text:p>
          </table:table-cell>
          <table:table-cell office:value-type="float" office:value="7718.3781" calcext:value-type="float">
            <text:p>7718.3781</text:p>
          </table:table-cell>
        </table:table-row>
        <table:table-row table:style-name="ro1">
          <table:table-cell table:number-columns-repeated="11"/>
          <table:table-cell office:value-type="float" office:value="3849.7057" calcext:value-type="float">
            <text:p>3849.7057</text:p>
          </table:table-cell>
          <table:table-cell office:value-type="float" office:value="7718.3785" calcext:value-type="float">
            <text:p>7718.3785</text:p>
          </table:table-cell>
        </table:table-row>
        <table:table-row table:style-name="ro1">
          <table:table-cell table:number-columns-repeated="11"/>
          <table:table-cell office:value-type="float" office:value="3849.7068" calcext:value-type="float">
            <text:p>3849.7068</text:p>
          </table:table-cell>
          <table:table-cell office:value-type="float" office:value="7718.379" calcext:value-type="float">
            <text:p>7718.379</text:p>
          </table:table-cell>
        </table:table-row>
        <table:table-row table:style-name="ro1">
          <table:table-cell table:number-columns-repeated="11"/>
          <table:table-cell office:value-type="float" office:value="3849.708" calcext:value-type="float">
            <text:p>3849.708</text:p>
          </table:table-cell>
          <table:table-cell office:value-type="float" office:value="7718.3795" calcext:value-type="float">
            <text:p>7718.3795</text:p>
          </table:table-cell>
        </table:table-row>
        <table:table-row table:style-name="ro1">
          <table:table-cell table:number-columns-repeated="11"/>
          <table:table-cell office:value-type="float" office:value="3849.709" calcext:value-type="float">
            <text:p>3849.709</text:p>
          </table:table-cell>
          <table:table-cell office:value-type="float" office:value="7718.3803" calcext:value-type="float">
            <text:p>7718.3803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00/00/0000</text:date>, <text:time style:data-style-name="N2" text:time-value="02:53:05.4683412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ylan </meta:initial-creator>
    <meta:creation-date>2016-03-17T15:12:06.356483153</meta:creation-date>
    <dc:date>2016-03-18T18:44:13.431178969</dc:date>
    <dc:creator>Dylan </dc:creator>
    <meta:editing-duration>PT7H48M59S</meta:editing-duration>
    <meta:editing-cycles>5</meta:editing-cycles>
    <meta:generator>LibreOffice/4.4.3.2$Linux_X86_64 LibreOffice_project/40m0$Build-2</meta:generator>
    <meta:document-statistic meta:table-count="2" meta:cell-count="40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01cm" svg:y="0.316cm" chart:style-name="ch2">
          <text:p>Run1</text:p>
        </chart:title>
        <chart:plot-area chart:style-name="ch3" table:cell-range-address="Sheet1.I6:Sheet1.J53" chart:data-source-has-labels="row" svg:x="1.331cm" svg:y="1.301cm" svg:width="14.349cm" svg:height="6.538cm">
          <chartooo:coordinate-region svg:x="2.799cm" svg:y="1.5cm" svg:width="12.271cm" svg:height="5.294cm"/>
          <chart:axis chart:dimension="x" chart:name="primary-x" chart:style-name="ch4">
            <chart:title svg:x="8.276cm" svg:y="8.019cm" chart:style-name="ch5">
              <text:p>lat</text:p>
            </chart:title>
          </chart:axis>
          <chart:axis chart:dimension="y" chart:name="primary-y" chart:style-name="ch4">
            <chart:title svg:x="0.451cm" svg:y="4.852cm" chart:style-name="ch6">
              <text:p>lon</text:p>
            </chart:title>
            <chart:grid chart:style-name="ch7" chart:class="major"/>
          </chart:axis>
          <chart:series chart:style-name="ch8" chart:values-cell-range-address="Sheet1.J7:Sheet1.J53" chart:label-cell-address="Sheet1.J6:Sheet1.J6" chart:class="chart:scatter">
            <chart:domain table:cell-range-address="Sheet1.I7:Sheet1.I53"/>
            <chart:data-point chart:repeated="4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lon</text:p>
                <draw:g>
                  <svg:desc>Sheet1.J6:Sheet1.J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49.6678">
                <text:p>3849.6678</text:p>
                <draw:g>
                  <svg:desc>Sheet1.I7:Sheet1.I53</svg:desc>
                </draw:g>
              </table:table-cell>
              <table:table-cell office:value-type="float" office:value="7718.3193">
                <text:p>7718.3193</text:p>
                <draw:g>
                  <svg:desc>Sheet1.J7:Sheet1.J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49.6677">
                <text:p>3849.6677</text:p>
              </table:table-cell>
              <table:table-cell office:value-type="float" office:value="7718.3196">
                <text:p>7718.31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49.6671">
                <text:p>3849.6671</text:p>
              </table:table-cell>
              <table:table-cell office:value-type="float" office:value="7718.3199">
                <text:p>7718.31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49.6676">
                <text:p>3849.6676</text:p>
              </table:table-cell>
              <table:table-cell office:value-type="float" office:value="7718.3202">
                <text:p>7718.32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49.6667">
                <text:p>3849.6667</text:p>
              </table:table-cell>
              <table:table-cell office:value-type="float" office:value="7718.3203">
                <text:p>7718.32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49.6662">
                <text:p>3849.6662</text:p>
              </table:table-cell>
              <table:table-cell office:value-type="float" office:value="7718.3207">
                <text:p>7718.32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49.6667">
                <text:p>3849.6667</text:p>
              </table:table-cell>
              <table:table-cell office:value-type="float" office:value="7718.3219">
                <text:p>7718.32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49.6656">
                <text:p>3849.6656</text:p>
              </table:table-cell>
              <table:table-cell office:value-type="float" office:value="7718.323">
                <text:p>7718.3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49.6654">
                <text:p>3849.6654</text:p>
              </table:table-cell>
              <table:table-cell office:value-type="float" office:value="7718.3237">
                <text:p>7718.32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49.6668">
                <text:p>3849.6668</text:p>
              </table:table-cell>
              <table:table-cell office:value-type="float" office:value="7718.3241">
                <text:p>7718.32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849.6666">
                <text:p>3849.6666</text:p>
              </table:table-cell>
              <table:table-cell office:value-type="float" office:value="7718.3247">
                <text:p>7718.32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849.6669">
                <text:p>3849.6669</text:p>
              </table:table-cell>
              <table:table-cell office:value-type="float" office:value="7718.3258">
                <text:p>7718.32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49.666">
                <text:p>3849.666</text:p>
              </table:table-cell>
              <table:table-cell office:value-type="float" office:value="7718.3271">
                <text:p>7718.32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49.6667">
                <text:p>3849.6667</text:p>
              </table:table-cell>
              <table:table-cell office:value-type="float" office:value="7718.3284">
                <text:p>7718.32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849.6665">
                <text:p>3849.6665</text:p>
              </table:table-cell>
              <table:table-cell office:value-type="float" office:value="7718.3292">
                <text:p>7718.32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49.6651">
                <text:p>3849.6651</text:p>
              </table:table-cell>
              <table:table-cell office:value-type="float" office:value="7718.3299">
                <text:p>7718.32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849.6643">
                <text:p>3849.6643</text:p>
              </table:table-cell>
              <table:table-cell office:value-type="float" office:value="7718.3311">
                <text:p>7718.33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849.6651">
                <text:p>3849.6651</text:p>
              </table:table-cell>
              <table:table-cell office:value-type="float" office:value="7718.3326">
                <text:p>7718.33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49.6656">
                <text:p>3849.6656</text:p>
              </table:table-cell>
              <table:table-cell office:value-type="float" office:value="7718.334">
                <text:p>7718.3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49.6651">
                <text:p>3849.6651</text:p>
              </table:table-cell>
              <table:table-cell office:value-type="float" office:value="7718.3354">
                <text:p>7718.33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49.6644">
                <text:p>3849.6644</text:p>
              </table:table-cell>
              <table:table-cell office:value-type="float" office:value="7718.3364">
                <text:p>7718.33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849.6647">
                <text:p>3849.6647</text:p>
              </table:table-cell>
              <table:table-cell office:value-type="float" office:value="7718.3376">
                <text:p>7718.33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49.6641">
                <text:p>3849.6641</text:p>
              </table:table-cell>
              <table:table-cell office:value-type="float" office:value="7718.3387">
                <text:p>7718.33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49.6633">
                <text:p>3849.6633</text:p>
              </table:table-cell>
              <table:table-cell office:value-type="float" office:value="7718.3397">
                <text:p>7718.33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849.6632">
                <text:p>3849.6632</text:p>
              </table:table-cell>
              <table:table-cell office:value-type="float" office:value="7718.3408">
                <text:p>7718.34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849.662">
                <text:p>3849.662</text:p>
              </table:table-cell>
              <table:table-cell office:value-type="float" office:value="7718.3416">
                <text:p>7718.34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849.6611">
                <text:p>3849.6611</text:p>
              </table:table-cell>
              <table:table-cell office:value-type="float" office:value="7718.3419">
                <text:p>7718.34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849.6601">
                <text:p>3849.6601</text:p>
              </table:table-cell>
              <table:table-cell office:value-type="float" office:value="7718.3423">
                <text:p>7718.34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49.6602">
                <text:p>3849.6602</text:p>
              </table:table-cell>
              <table:table-cell office:value-type="float" office:value="7718.3427">
                <text:p>7718.34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49.6597">
                <text:p>3849.6597</text:p>
              </table:table-cell>
              <table:table-cell office:value-type="float" office:value="7718.3432">
                <text:p>7718.34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49.6586">
                <text:p>3849.6586</text:p>
              </table:table-cell>
              <table:table-cell office:value-type="float" office:value="7718.3437">
                <text:p>7718.34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849.6578">
                <text:p>3849.6578</text:p>
              </table:table-cell>
              <table:table-cell office:value-type="float" office:value="7718.3447">
                <text:p>7718.34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849.6561">
                <text:p>3849.6561</text:p>
              </table:table-cell>
              <table:table-cell office:value-type="float" office:value="7718.3453">
                <text:p>7718.34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49.6548">
                <text:p>3849.6548</text:p>
              </table:table-cell>
              <table:table-cell office:value-type="float" office:value="7718.3455">
                <text:p>7718.34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49.6539">
                <text:p>3849.6539</text:p>
              </table:table-cell>
              <table:table-cell office:value-type="float" office:value="7718.3456">
                <text:p>7718.34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49.6524">
                <text:p>3849.6524</text:p>
              </table:table-cell>
              <table:table-cell office:value-type="float" office:value="7718.3454">
                <text:p>7718.34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49.6513">
                <text:p>3849.6513</text:p>
              </table:table-cell>
              <table:table-cell office:value-type="float" office:value="7718.3453">
                <text:p>7718.34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49.6511">
                <text:p>3849.6511</text:p>
              </table:table-cell>
              <table:table-cell office:value-type="float" office:value="7718.3455">
                <text:p>7718.34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49.6519">
                <text:p>3849.6519</text:p>
              </table:table-cell>
              <table:table-cell office:value-type="float" office:value="7718.3456">
                <text:p>7718.34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49.653">
                <text:p>3849.653</text:p>
              </table:table-cell>
              <table:table-cell office:value-type="float" office:value="7718.3457">
                <text:p>7718.34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849.6538">
                <text:p>3849.6538</text:p>
              </table:table-cell>
              <table:table-cell office:value-type="float" office:value="7718.3454">
                <text:p>7718.34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849.6554">
                <text:p>3849.6554</text:p>
              </table:table-cell>
              <table:table-cell office:value-type="float" office:value="7718.3454">
                <text:p>7718.34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49.6565">
                <text:p>3849.6565</text:p>
              </table:table-cell>
              <table:table-cell office:value-type="float" office:value="7718.3462">
                <text:p>7718.34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49.6587">
                <text:p>3849.6587</text:p>
              </table:table-cell>
              <table:table-cell office:value-type="float" office:value="7718.3478">
                <text:p>7718.34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849.6605">
                <text:p>3849.6605</text:p>
              </table:table-cell>
              <table:table-cell office:value-type="float" office:value="7718.3493">
                <text:p>7718.34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849.6617">
                <text:p>3849.6617</text:p>
              </table:table-cell>
              <table:table-cell office:value-type="float" office:value="7718.3505">
                <text:p>7718.35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849.6628">
                <text:p>3849.6628</text:p>
              </table:table-cell>
              <table:table-cell office:value-type="float" office:value="7718.351">
                <text:p>7718.3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8cm" svg:y="0.316cm" chart:style-name="ch2">
          <text:p>run2</text:p>
        </chart:title>
        <chart:plot-area chart:style-name="ch3" table:cell-range-address="Sheet1.L6:Sheet1.M113" chart:data-source-has-labels="row" svg:x="1.331cm" svg:y="1.301cm" svg:width="14.349cm" svg:height="6.538cm">
          <chartooo:coordinate-region svg:x="2.799cm" svg:y="1.5cm" svg:width="12.272cm" svg:height="5.692cm"/>
          <chart:axis chart:dimension="x" chart:name="primary-x" chart:style-name="ch4">
            <chart:title svg:x="8.276cm" svg:y="8.019cm" chart:style-name="ch5">
              <text:p>lat</text:p>
            </chart:title>
          </chart:axis>
          <chart:axis chart:dimension="y" chart:name="primary-y" chart:style-name="ch4">
            <chart:title svg:x="0.451cm" svg:y="4.852cm" chart:style-name="ch6">
              <text:p>lon</text:p>
            </chart:title>
            <chart:grid chart:style-name="ch7" chart:class="major"/>
          </chart:axis>
          <chart:series chart:style-name="ch8" chart:values-cell-range-address="Sheet1.M7:Sheet1.M113" chart:label-cell-address="Sheet1.M6:Sheet1.M6" chart:class="chart:scatter">
            <chart:domain table:cell-range-address="Sheet1.L7:Sheet1.L113"/>
            <chart:regression-curve chart:style-name="ch9">
              <chart:equation chart:display-equation="true" chart:display-r-square="true" svg:x="3.404cm" svg:y="2.355cm"/>
            </chart:regression-curve>
            <chart:data-point chart:repeated="10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lon</text:p>
                <draw:g>
                  <svg:desc>Sheet1.M6:Sheet1.M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49.6605">
                <text:p>3849.6605</text:p>
                <draw:g>
                  <svg:desc>Sheet1.L7:Sheet1.L113</svg:desc>
                </draw:g>
              </table:table-cell>
              <table:table-cell office:value-type="float" office:value="7718.3547">
                <text:p>7718.3547</text:p>
                <draw:g>
                  <svg:desc>Sheet1.M7:Sheet1.M1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49.6599">
                <text:p>3849.6599</text:p>
              </table:table-cell>
              <table:table-cell office:value-type="float" office:value="7718.355">
                <text:p>7718.3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49.6594">
                <text:p>3849.6594</text:p>
              </table:table-cell>
              <table:table-cell office:value-type="float" office:value="7718.3552">
                <text:p>7718.35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49.6593">
                <text:p>3849.6593</text:p>
              </table:table-cell>
              <table:table-cell office:value-type="float" office:value="7718.3558">
                <text:p>7718.35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49.658">
                <text:p>3849.658</text:p>
              </table:table-cell>
              <table:table-cell office:value-type="float" office:value="7718.356">
                <text:p>7718.3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49.6582">
                <text:p>3849.6582</text:p>
              </table:table-cell>
              <table:table-cell office:value-type="float" office:value="7718.3556">
                <text:p>7718.35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49.6585">
                <text:p>3849.6585</text:p>
              </table:table-cell>
              <table:table-cell office:value-type="float" office:value="7718.3552">
                <text:p>7718.35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49.6599">
                <text:p>3849.6599</text:p>
              </table:table-cell>
              <table:table-cell office:value-type="float" office:value="7718.3559">
                <text:p>7718.35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49.6604">
                <text:p>3849.6604</text:p>
              </table:table-cell>
              <table:table-cell office:value-type="float" office:value="7718.3556">
                <text:p>7718.35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49.6607">
                <text:p>3849.6607</text:p>
              </table:table-cell>
              <table:table-cell office:value-type="float" office:value="7718.3552">
                <text:p>7718.35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849.661">
                <text:p>3849.661</text:p>
              </table:table-cell>
              <table:table-cell office:value-type="float" office:value="7718.3553">
                <text:p>7718.35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849.6611">
                <text:p>3849.6611</text:p>
              </table:table-cell>
              <table:table-cell office:value-type="float" office:value="7718.3559">
                <text:p>7718.35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49.6613">
                <text:p>3849.6613</text:p>
              </table:table-cell>
              <table:table-cell office:value-type="float" office:value="7718.3561">
                <text:p>7718.35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49.6616">
                <text:p>3849.6616</text:p>
              </table:table-cell>
              <table:table-cell office:value-type="float" office:value="7718.3563">
                <text:p>7718.35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849.6617">
                <text:p>3849.6617</text:p>
              </table:table-cell>
              <table:table-cell office:value-type="float" office:value="7718.3564">
                <text:p>7718.35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49.6617">
                <text:p>3849.6617</text:p>
              </table:table-cell>
              <table:table-cell office:value-type="float" office:value="7718.3557">
                <text:p>7718.35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849.6618">
                <text:p>3849.6618</text:p>
              </table:table-cell>
              <table:table-cell office:value-type="float" office:value="7718.3551">
                <text:p>7718.35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849.6621">
                <text:p>3849.6621</text:p>
              </table:table-cell>
              <table:table-cell office:value-type="float" office:value="7718.355">
                <text:p>7718.3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49.6624">
                <text:p>3849.6624</text:p>
              </table:table-cell>
              <table:table-cell office:value-type="float" office:value="7718.3552">
                <text:p>7718.35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49.6627">
                <text:p>3849.6627</text:p>
              </table:table-cell>
              <table:table-cell office:value-type="float" office:value="7718.3554">
                <text:p>7718.35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49.6633">
                <text:p>3849.6633</text:p>
              </table:table-cell>
              <table:table-cell office:value-type="float" office:value="7718.3555">
                <text:p>7718.35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849.6644">
                <text:p>3849.6644</text:p>
              </table:table-cell>
              <table:table-cell office:value-type="float" office:value="7718.3558">
                <text:p>7718.35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49.6648">
                <text:p>3849.6648</text:p>
              </table:table-cell>
              <table:table-cell office:value-type="float" office:value="7718.3558">
                <text:p>7718.35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49.665">
                <text:p>3849.665</text:p>
              </table:table-cell>
              <table:table-cell office:value-type="float" office:value="7718.356">
                <text:p>7718.3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849.6653">
                <text:p>3849.6653</text:p>
              </table:table-cell>
              <table:table-cell office:value-type="float" office:value="7718.3566">
                <text:p>7718.35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849.6656">
                <text:p>3849.6656</text:p>
              </table:table-cell>
              <table:table-cell office:value-type="float" office:value="7718.3568">
                <text:p>7718.35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849.6659">
                <text:p>3849.6659</text:p>
              </table:table-cell>
              <table:table-cell office:value-type="float" office:value="7718.3574">
                <text:p>7718.35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849.6662">
                <text:p>3849.6662</text:p>
              </table:table-cell>
              <table:table-cell office:value-type="float" office:value="7718.358">
                <text:p>7718.3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49.6665">
                <text:p>3849.6665</text:p>
              </table:table-cell>
              <table:table-cell office:value-type="float" office:value="7718.3588">
                <text:p>7718.35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49.667">
                <text:p>3849.667</text:p>
              </table:table-cell>
              <table:table-cell office:value-type="float" office:value="7718.3591">
                <text:p>7718.35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49.6674">
                <text:p>3849.6674</text:p>
              </table:table-cell>
              <table:table-cell office:value-type="float" office:value="7718.3592">
                <text:p>7718.35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849.6678">
                <text:p>3849.6678</text:p>
              </table:table-cell>
              <table:table-cell office:value-type="float" office:value="7718.359">
                <text:p>7718.3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849.6683">
                <text:p>3849.6683</text:p>
              </table:table-cell>
              <table:table-cell office:value-type="float" office:value="7718.3581">
                <text:p>7718.35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49.6689">
                <text:p>3849.6689</text:p>
              </table:table-cell>
              <table:table-cell office:value-type="float" office:value="7718.3571">
                <text:p>7718.35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49.6696">
                <text:p>3849.6696</text:p>
              </table:table-cell>
              <table:table-cell office:value-type="float" office:value="7718.3559">
                <text:p>7718.35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49.6703">
                <text:p>3849.6703</text:p>
              </table:table-cell>
              <table:table-cell office:value-type="float" office:value="7718.3551">
                <text:p>7718.35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49.6708">
                <text:p>3849.6708</text:p>
              </table:table-cell>
              <table:table-cell office:value-type="float" office:value="7718.3543">
                <text:p>7718.35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49.6709">
                <text:p>3849.6709</text:p>
              </table:table-cell>
              <table:table-cell office:value-type="float" office:value="7718.3534">
                <text:p>7718.35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49.6709">
                <text:p>3849.6709</text:p>
              </table:table-cell>
              <table:table-cell office:value-type="float" office:value="7718.3533">
                <text:p>7718.35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49.6709">
                <text:p>3849.6709</text:p>
              </table:table-cell>
              <table:table-cell office:value-type="float" office:value="7718.3527">
                <text:p>7718.35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849.6707">
                <text:p>3849.6707</text:p>
              </table:table-cell>
              <table:table-cell office:value-type="float" office:value="7718.3519">
                <text:p>7718.35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849.6708">
                <text:p>3849.6708</text:p>
              </table:table-cell>
              <table:table-cell office:value-type="float" office:value="7718.3514">
                <text:p>7718.35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49.671">
                <text:p>3849.671</text:p>
              </table:table-cell>
              <table:table-cell office:value-type="float" office:value="7718.3511">
                <text:p>7718.35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49.6713">
                <text:p>3849.6713</text:p>
              </table:table-cell>
              <table:table-cell office:value-type="float" office:value="7718.3509">
                <text:p>7718.35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849.6712">
                <text:p>3849.6712</text:p>
              </table:table-cell>
              <table:table-cell office:value-type="float" office:value="7718.3507">
                <text:p>7718.35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849.6712">
                <text:p>3849.6712</text:p>
              </table:table-cell>
              <table:table-cell office:value-type="float" office:value="7718.3505">
                <text:p>7718.35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849.6716">
                <text:p>3849.6716</text:p>
              </table:table-cell>
              <table:table-cell office:value-type="float" office:value="7718.3499">
                <text:p>7718.34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849.6718">
                <text:p>3849.6718</text:p>
              </table:table-cell>
              <table:table-cell office:value-type="float" office:value="7718.3495">
                <text:p>7718.34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49.6721">
                <text:p>3849.6721</text:p>
              </table:table-cell>
              <table:table-cell office:value-type="float" office:value="7718.3491">
                <text:p>7718.34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849.6725">
                <text:p>3849.6725</text:p>
              </table:table-cell>
              <table:table-cell office:value-type="float" office:value="7718.349">
                <text:p>7718.3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849.673">
                <text:p>3849.673</text:p>
              </table:table-cell>
              <table:table-cell office:value-type="float" office:value="7718.3489">
                <text:p>7718.34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849.6734">
                <text:p>3849.6734</text:p>
              </table:table-cell>
              <table:table-cell office:value-type="float" office:value="7718.3487">
                <text:p>7718.34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849.6739">
                <text:p>3849.6739</text:p>
              </table:table-cell>
              <table:table-cell office:value-type="float" office:value="7718.3487">
                <text:p>7718.34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849.6744">
                <text:p>3849.6744</text:p>
              </table:table-cell>
              <table:table-cell office:value-type="float" office:value="7718.3489">
                <text:p>7718.34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849.675">
                <text:p>3849.675</text:p>
              </table:table-cell>
              <table:table-cell office:value-type="float" office:value="7718.3491">
                <text:p>7718.34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849.6759">
                <text:p>3849.6759</text:p>
              </table:table-cell>
              <table:table-cell office:value-type="float" office:value="7718.3489">
                <text:p>7718.34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849.6772">
                <text:p>3849.6772</text:p>
              </table:table-cell>
              <table:table-cell office:value-type="float" office:value="7718.3488">
                <text:p>7718.34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849.6779">
                <text:p>3849.6779</text:p>
              </table:table-cell>
              <table:table-cell office:value-type="float" office:value="7718.3489">
                <text:p>7718.34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849.6782">
                <text:p>3849.6782</text:p>
              </table:table-cell>
              <table:table-cell office:value-type="float" office:value="7718.3491">
                <text:p>7718.34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849.6786">
                <text:p>3849.6786</text:p>
              </table:table-cell>
              <table:table-cell office:value-type="float" office:value="7718.3488">
                <text:p>7718.34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849.6788">
                <text:p>3849.6788</text:p>
              </table:table-cell>
              <table:table-cell office:value-type="float" office:value="7718.3484">
                <text:p>7718.34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849.6792">
                <text:p>3849.6792</text:p>
              </table:table-cell>
              <table:table-cell office:value-type="float" office:value="7718.3479">
                <text:p>7718.34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849.6798">
                <text:p>3849.6798</text:p>
              </table:table-cell>
              <table:table-cell office:value-type="float" office:value="7718.3481">
                <text:p>7718.34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849.6806">
                <text:p>3849.6806</text:p>
              </table:table-cell>
              <table:table-cell office:value-type="float" office:value="7718.3485">
                <text:p>7718.34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849.6815">
                <text:p>3849.6815</text:p>
              </table:table-cell>
              <table:table-cell office:value-type="float" office:value="7718.3492">
                <text:p>7718.34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849.6824">
                <text:p>3849.6824</text:p>
              </table:table-cell>
              <table:table-cell office:value-type="float" office:value="7718.3509">
                <text:p>7718.35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849.6832">
                <text:p>3849.6832</text:p>
              </table:table-cell>
              <table:table-cell office:value-type="float" office:value="7718.3521">
                <text:p>7718.352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849.6838">
                <text:p>3849.6838</text:p>
              </table:table-cell>
              <table:table-cell office:value-type="float" office:value="7718.353">
                <text:p>7718.3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849.6841">
                <text:p>3849.6841</text:p>
              </table:table-cell>
              <table:table-cell office:value-type="float" office:value="7718.3528">
                <text:p>7718.35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849.6845">
                <text:p>3849.6845</text:p>
              </table:table-cell>
              <table:table-cell office:value-type="float" office:value="7718.3525">
                <text:p>7718.35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849.685">
                <text:p>3849.685</text:p>
              </table:table-cell>
              <table:table-cell office:value-type="float" office:value="7718.352">
                <text:p>7718.3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849.6854">
                <text:p>3849.6854</text:p>
              </table:table-cell>
              <table:table-cell office:value-type="float" office:value="7718.3517">
                <text:p>7718.35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849.6855">
                <text:p>3849.6855</text:p>
              </table:table-cell>
              <table:table-cell office:value-type="float" office:value="7718.3516">
                <text:p>7718.35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849.6858">
                <text:p>3849.6858</text:p>
              </table:table-cell>
              <table:table-cell office:value-type="float" office:value="7718.3517">
                <text:p>7718.35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849.6861">
                <text:p>3849.6861</text:p>
              </table:table-cell>
              <table:table-cell office:value-type="float" office:value="7718.351">
                <text:p>7718.35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49.6863">
                <text:p>3849.6863</text:p>
              </table:table-cell>
              <table:table-cell office:value-type="float" office:value="7718.3508">
                <text:p>7718.35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49.6868">
                <text:p>3849.6868</text:p>
              </table:table-cell>
              <table:table-cell office:value-type="float" office:value="7718.3513">
                <text:p>7718.35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49.6871">
                <text:p>3849.6871</text:p>
              </table:table-cell>
              <table:table-cell office:value-type="float" office:value="7718.3519">
                <text:p>7718.35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849.6876">
                <text:p>3849.6876</text:p>
              </table:table-cell>
              <table:table-cell office:value-type="float" office:value="7718.3526">
                <text:p>7718.35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849.6881">
                <text:p>3849.6881</text:p>
              </table:table-cell>
              <table:table-cell office:value-type="float" office:value="7718.3538">
                <text:p>7718.35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849.6887">
                <text:p>3849.6887</text:p>
              </table:table-cell>
              <table:table-cell office:value-type="float" office:value="7718.3573">
                <text:p>7718.35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849.6894">
                <text:p>3849.6894</text:p>
              </table:table-cell>
              <table:table-cell office:value-type="float" office:value="7718.3595">
                <text:p>7718.35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849.6899">
                <text:p>3849.6899</text:p>
              </table:table-cell>
              <table:table-cell office:value-type="float" office:value="7718.3611">
                <text:p>7718.36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849.6904">
                <text:p>3849.6904</text:p>
              </table:table-cell>
              <table:table-cell office:value-type="float" office:value="7718.3618">
                <text:p>7718.36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849.6907">
                <text:p>3849.6907</text:p>
              </table:table-cell>
              <table:table-cell office:value-type="float" office:value="7718.3623">
                <text:p>7718.36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849.6909">
                <text:p>3849.6909</text:p>
              </table:table-cell>
              <table:table-cell office:value-type="float" office:value="7718.3631">
                <text:p>7718.36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849.6905">
                <text:p>3849.6905</text:p>
              </table:table-cell>
              <table:table-cell office:value-type="float" office:value="7718.364">
                <text:p>7718.3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849.6904">
                <text:p>3849.6904</text:p>
              </table:table-cell>
              <table:table-cell office:value-type="float" office:value="7718.365">
                <text:p>7718.3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849.6908">
                <text:p>3849.6908</text:p>
              </table:table-cell>
              <table:table-cell office:value-type="float" office:value="7718.3658">
                <text:p>7718.36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849.6925">
                <text:p>3849.6925</text:p>
              </table:table-cell>
              <table:table-cell office:value-type="float" office:value="7718.3684">
                <text:p>7718.368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849.6947">
                <text:p>3849.6947</text:p>
              </table:table-cell>
              <table:table-cell office:value-type="float" office:value="7718.3709">
                <text:p>7718.37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849.6964">
                <text:p>3849.6964</text:p>
              </table:table-cell>
              <table:table-cell office:value-type="float" office:value="7718.3726">
                <text:p>7718.37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849.6974">
                <text:p>3849.6974</text:p>
              </table:table-cell>
              <table:table-cell office:value-type="float" office:value="7718.3735">
                <text:p>7718.37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849.6984">
                <text:p>3849.6984</text:p>
              </table:table-cell>
              <table:table-cell office:value-type="float" office:value="7718.374">
                <text:p>7718.37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849.6994">
                <text:p>3849.6994</text:p>
              </table:table-cell>
              <table:table-cell office:value-type="float" office:value="7718.3746">
                <text:p>7718.374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849.7003">
                <text:p>3849.7003</text:p>
              </table:table-cell>
              <table:table-cell office:value-type="float" office:value="7718.3756">
                <text:p>7718.37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849.7014">
                <text:p>3849.7014</text:p>
              </table:table-cell>
              <table:table-cell office:value-type="float" office:value="7718.3763">
                <text:p>7718.37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849.7023">
                <text:p>3849.7023</text:p>
              </table:table-cell>
              <table:table-cell office:value-type="float" office:value="7718.3766">
                <text:p>7718.37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849.7031">
                <text:p>3849.7031</text:p>
              </table:table-cell>
              <table:table-cell office:value-type="float" office:value="7718.3767">
                <text:p>7718.37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849.704">
                <text:p>3849.704</text:p>
              </table:table-cell>
              <table:table-cell office:value-type="float" office:value="7718.3766">
                <text:p>7718.376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849.7042">
                <text:p>3849.7042</text:p>
              </table:table-cell>
              <table:table-cell office:value-type="float" office:value="7718.3771">
                <text:p>7718.377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849.7046">
                <text:p>3849.7046</text:p>
              </table:table-cell>
              <table:table-cell office:value-type="float" office:value="7718.3776">
                <text:p>7718.37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849.7049">
                <text:p>3849.7049</text:p>
              </table:table-cell>
              <table:table-cell office:value-type="float" office:value="7718.3781">
                <text:p>7718.37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849.7057">
                <text:p>3849.7057</text:p>
              </table:table-cell>
              <table:table-cell office:value-type="float" office:value="7718.3785">
                <text:p>7718.378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849.7068">
                <text:p>3849.7068</text:p>
              </table:table-cell>
              <table:table-cell office:value-type="float" office:value="7718.379">
                <text:p>7718.37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849.708">
                <text:p>3849.708</text:p>
              </table:table-cell>
              <table:table-cell office:value-type="float" office:value="7718.3795">
                <text:p>7718.37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849.709">
                <text:p>3849.709</text:p>
              </table:table-cell>
              <table:table-cell office:value-type="float" office:value="7718.3803">
                <text:p>7718.38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